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ackground-color="#ffff99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>
      <style:table-cell-properties fo:background-color="#ffff99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style:text-align-source="fix" style:repeat-content="false" fo:wrap-option="wrap"/>
      <style:paragraph-properties fo:text-align="start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6"/>
        <table:table-column table:style-name="co2" table:default-cell-style-name="ce8"/>
        <table:table-column table:style-name="co2" table:default-cell-style-name="ce2"/>
        <table:table-column table:style-name="co2" table:default-cell-style-name="ce6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Num</text:p>
            <text:p>Equipe</text:p>
          </table:table-cell>
          <table:table-cell table:style-name="ce1" office:value-type="string" calcext:value-type="string">
            <text:p>Equipe</text:p>
          </table:table-cell>
          <table:table-cell table:style-name="ce1" office:value-type="string" calcext:value-type="string">
            <text:p>Ctg</text:p>
          </table:table-cell>
          <table:table-cell table:style-name="ce1" office:value-type="string" calcext:value-type="string">
            <text:p>Ctg.</text:p>
            <text:p>Pos</text:p>
          </table:table-cell>
          <table:table-cell table:style-name="ce1" office:value-type="string" calcext:value-type="string">
            <text:p>Relayeur 1</text:p>
          </table:table-cell>
          <table:table-cell table:style-name="ce1" office:value-type="string" calcext:value-type="string">
            <text:p>Relayeur 1</text:p>
            <text:p>Temps</text:p>
          </table:table-cell>
          <table:table-cell table:style-name="ce1" office:value-type="string" calcext:value-type="string">
            <text:p>Relayeur 2</text:p>
          </table:table-cell>
          <table:table-cell table:style-name="ce1" office:value-type="string" calcext:value-type="string">
            <text:p>Relayeur 2</text:p>
            <text:p>Temps</text:p>
          </table:table-cell>
          <table:table-cell table:style-name="ce1" office:value-type="string" calcext:value-type="string">
            <text:p>Relayeur 3</text:p>
          </table:table-cell>
          <table:table-cell table:style-name="ce1" office:value-type="string" calcext:value-type="string">
            <text:p>Relayeur 3</text:p>
            <text:p>Temps</text:p>
          </table:table-cell>
          <table:table-cell table:style-name="ce1" office:value-type="string" calcext:value-type="string">
            <text:p>Relayeur 4</text:p>
          </table:table-cell>
          <table:table-cell table:style-name="ce1" office:value-type="string" calcext:value-type="string">
            <text:p>Relayeur 4 </text:p>
            <text:p>Temps</text:p>
          </table:table-cell>
          <table:table-cell table:style-name="ce1" office:value-type="string" calcext:value-type="string">
            <text:p>Relayeur 5</text:p>
          </table:table-cell>
          <table:table-cell table:style-name="ce1" office:value-type="string" calcext:value-type="string">
            <text:p>Relayeur 5</text:p>
            <text:p>Temps</text:p>
          </table:table-cell>
          <table:table-cell table:style-name="ce1" office:value-type="string" calcext:value-type="string">
            <text:p>Relayeur 6</text:p>
          </table:table-cell>
          <table:table-cell table:style-name="ce1" office:value-type="string" calcext:value-type="string">
            <text:p>Relayeur 6</text:p>
            <text:p>Temp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2H22M48S" calcext:value-type="time">
            <text:p>02:22: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 GARONNE 3</text:p>
          </table:table-cell>
          <table:table-cell office:value-type="string" calcext:value-type="string">
            <text:p>H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TY,JULIEN</text:p>
          </table:table-cell>
          <table:table-cell office:value-type="time" office:time-value="PT00H16M02S" calcext:value-type="time">
            <text:p>00:16:02</text:p>
          </table:table-cell>
          <table:table-cell office:value-type="string" calcext:value-type="string">
            <text:p>NAVARRO,JULIEN</text:p>
          </table:table-cell>
          <table:table-cell office:value-type="time" office:time-value="PT00H32M54S" calcext:value-type="time">
            <text:p>00:32:54</text:p>
          </table:table-cell>
          <table:table-cell office:value-type="string" calcext:value-type="string">
            <text:p>GASC,MICHAEL</text:p>
          </table:table-cell>
          <table:table-cell office:value-type="time" office:time-value="PT00H16M15S" calcext:value-type="time">
            <text:p>00:16:15</text:p>
          </table:table-cell>
          <table:table-cell office:value-type="string" calcext:value-type="string">
            <text:p>MOURGUES,FRANCOIS</text:p>
          </table:table-cell>
          <table:table-cell office:value-type="time" office:time-value="PT00H35M02S" calcext:value-type="time">
            <text:p>00:35:02</text:p>
          </table:table-cell>
          <table:table-cell office:value-type="string" calcext:value-type="string">
            <text:p>PELET,THIERRY</text:p>
          </table:table-cell>
          <table:table-cell office:value-type="time" office:time-value="PT00H17M10S" calcext:value-type="time">
            <text:p>00:17:10</text:p>
          </table:table-cell>
          <table:table-cell office:value-type="string" calcext:value-type="string">
            <text:p>MONGABURU,SEBASTIEN</text:p>
          </table:table-cell>
          <table:table-cell office:value-type="time" office:time-value="PT00H25M25S" calcext:value-type="time">
            <text:p>00:25: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2H24M21S" calcext:value-type="time">
            <text:p>02:24: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JS LA GARDE 1</text:p>
          </table:table-cell>
          <table:table-cell office:value-type="string" calcext:value-type="string">
            <text:p>H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UTERS,YOHAN</text:p>
          </table:table-cell>
          <table:table-cell office:value-type="time" office:time-value="PT00H16M11S" calcext:value-type="time">
            <text:p>00:16:11</text:p>
          </table:table-cell>
          <table:table-cell office:value-type="string" calcext:value-type="string">
            <text:p>LE-GUERN,KEVIN</text:p>
          </table:table-cell>
          <table:table-cell office:value-type="time" office:time-value="PT00H34M06S" calcext:value-type="time">
            <text:p>00:34:06</text:p>
          </table:table-cell>
          <table:table-cell office:value-type="string" calcext:value-type="string">
            <text:p>ROBLES-Y-PEREZ,ALEXANDRE</text:p>
          </table:table-cell>
          <table:table-cell office:value-type="time" office:time-value="PT00H17M59S" calcext:value-type="time">
            <text:p>00:17:59</text:p>
          </table:table-cell>
          <table:table-cell office:value-type="string" calcext:value-type="string">
            <text:p>DEBBAH,SAMIR</text:p>
          </table:table-cell>
          <table:table-cell office:value-type="time" office:time-value="PT00H35M43S" calcext:value-type="time">
            <text:p>00:35:43</text:p>
          </table:table-cell>
          <table:table-cell office:value-type="string" calcext:value-type="string">
            <text:p>DECHAND,FLORIEN</text:p>
          </table:table-cell>
          <table:table-cell office:value-type="time" office:time-value="PT00H16M23S" calcext:value-type="time">
            <text:p>00:16:23</text:p>
          </table:table-cell>
          <table:table-cell office:value-type="string" calcext:value-type="string">
            <text:p>DUVEAU,JOSEPH</text:p>
          </table:table-cell>
          <table:table-cell office:value-type="time" office:time-value="PT00H23M59S" calcext:value-type="time">
            <text:p>00:23:5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time" office:time-value="PT02H25M25S" calcext:value-type="time">
            <text:p>02:25: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NING CONSEIL 2</text:p>
          </table:table-cell>
          <table:table-cell office:value-type="string" calcext:value-type="string">
            <text:p>H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Y,NICOLAS</text:p>
          </table:table-cell>
          <table:table-cell office:value-type="time" office:time-value="PT00H17M48S" calcext:value-type="time">
            <text:p>00:17:48</text:p>
          </table:table-cell>
          <table:table-cell office:value-type="string" calcext:value-type="string">
            <text:p>GROSSO,PIERRE</text:p>
          </table:table-cell>
          <table:table-cell office:value-type="time" office:time-value="PT00H33M12S" calcext:value-type="time">
            <text:p>00:33:12</text:p>
          </table:table-cell>
          <table:table-cell office:value-type="string" calcext:value-type="string">
            <text:p>AVGEARAUD,GABIEL</text:p>
          </table:table-cell>
          <table:table-cell office:value-type="time" office:time-value="PT00H18M30S" calcext:value-type="time">
            <text:p>00:18:30</text:p>
          </table:table-cell>
          <table:table-cell office:value-type="string" calcext:value-type="string">
            <text:p>SEVILLA,FABIEN</text:p>
          </table:table-cell>
          <table:table-cell office:value-type="time" office:time-value="PT00H33M19S" calcext:value-type="time">
            <text:p>00:33:19</text:p>
          </table:table-cell>
          <table:table-cell office:value-type="string" calcext:value-type="string">
            <text:p>CAUMETTE,FRANCOIS</text:p>
          </table:table-cell>
          <table:table-cell office:value-type="time" office:time-value="PT00H18M29S" calcext:value-type="time">
            <text:p>00:18:29</text:p>
          </table:table-cell>
          <table:table-cell office:value-type="string" calcext:value-type="string">
            <text:p>PERRIN,CHRISTIAN</text:p>
          </table:table-cell>
          <table:table-cell office:value-type="time" office:time-value="PT00H24M07S" calcext:value-type="time">
            <text:p>00:24:0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time" office:time-value="PT02H32M46S" calcext:value-type="time">
            <text:p>02:32: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 GARONNE 1</text:p>
          </table:table-cell>
          <table:table-cell office:value-type="string" calcext:value-type="string">
            <text:p>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FO,STEPHANE</text:p>
          </table:table-cell>
          <table:table-cell office:value-type="time" office:time-value="PT00H17M50S" calcext:value-type="time">
            <text:p>00:17:50</text:p>
          </table:table-cell>
          <table:table-cell office:value-type="string" calcext:value-type="string">
            <text:p>CARTIER,PASCAL</text:p>
          </table:table-cell>
          <table:table-cell office:value-type="time" office:time-value="PT00H36M11S" calcext:value-type="time">
            <text:p>00:36:11</text:p>
          </table:table-cell>
          <table:table-cell office:value-type="string" calcext:value-type="string">
            <text:p>VISSE,JEROME</text:p>
          </table:table-cell>
          <table:table-cell office:value-type="time" office:time-value="PT00H18M37S" calcext:value-type="time">
            <text:p>00:18:37</text:p>
          </table:table-cell>
          <table:table-cell office:value-type="string" calcext:value-type="string">
            <text:p>CHAMKIA,ADEL</text:p>
          </table:table-cell>
          <table:table-cell office:value-type="time" office:time-value="PT00H35M16S" calcext:value-type="time">
            <text:p>00:35:16</text:p>
          </table:table-cell>
          <table:table-cell office:value-type="string" calcext:value-type="string">
            <text:p>SURREL,PATRICK</text:p>
          </table:table-cell>
          <table:table-cell office:value-type="time" office:time-value="PT00H17M45S" calcext:value-type="time">
            <text:p>00:17:45</text:p>
          </table:table-cell>
          <table:table-cell office:value-type="string" calcext:value-type="string">
            <text:p>MICHAUX,HERVE</text:p>
          </table:table-cell>
          <table:table-cell office:value-type="time" office:time-value="PT00H27M07S" calcext:value-type="time">
            <text:p>00:27: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2H35M20S" calcext:value-type="time">
            <text:p>02:35: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NING CONSEIL 1</text:p>
          </table:table-cell>
          <table:table-cell office:value-type="string" calcext:value-type="string">
            <text:p>M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FMAN,MARIE-PIERRE</text:p>
          </table:table-cell>
          <table:table-cell office:value-type="time" office:time-value="PT00H19M07S" calcext:value-type="time">
            <text:p>00:19:07</text:p>
          </table:table-cell>
          <table:table-cell office:value-type="string" calcext:value-type="string">
            <text:p>GAILLARD,THOMAS</text:p>
          </table:table-cell>
          <table:table-cell office:value-type="time" office:time-value="PT00H35M02S" calcext:value-type="time">
            <text:p>00:35:02</text:p>
          </table:table-cell>
          <table:table-cell office:value-type="string" calcext:value-type="string">
            <text:p>PERRIN,CAROLINE</text:p>
          </table:table-cell>
          <table:table-cell office:value-type="time" office:time-value="PT00H19M38S" calcext:value-type="time">
            <text:p>00:19:38</text:p>
          </table:table-cell>
          <table:table-cell office:value-type="string" calcext:value-type="string">
            <text:p>TULLIER,NICOLAS</text:p>
          </table:table-cell>
          <table:table-cell office:value-type="time" office:time-value="PT00H34M21S" calcext:value-type="time">
            <text:p>00:34:21</text:p>
          </table:table-cell>
          <table:table-cell office:value-type="string" calcext:value-type="string">
            <text:p>ISTI-LAURENT,MAGALIE</text:p>
          </table:table-cell>
          <table:table-cell office:value-type="time" office:time-value="PT00H19M31S" calcext:value-type="time">
            <text:p>00:19:31</text:p>
          </table:table-cell>
          <table:table-cell office:value-type="string" calcext:value-type="string">
            <text:p>MARCHETTI,JEREMY</text:p>
          </table:table-cell>
          <table:table-cell office:value-type="time" office:time-value="PT00H27M41S" calcext:value-type="time">
            <text:p>00:27: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2H40M24S" calcext:value-type="time">
            <text:p>02:40: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 CHATEAURENARD 1</text:p>
          </table:table-cell>
          <table:table-cell office:value-type="string" calcext:value-type="string">
            <text:p>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ERIN,PHILIPPE</text:p>
          </table:table-cell>
          <table:table-cell office:value-type="time" office:time-value="PT00H19M10S" calcext:value-type="time">
            <text:p>00:19:10</text:p>
          </table:table-cell>
          <table:table-cell office:value-type="string" calcext:value-type="string">
            <text:p>MARTIN,DENIS</text:p>
          </table:table-cell>
          <table:table-cell office:value-type="time" office:time-value="PT00H36M00S" calcext:value-type="time">
            <text:p>00:36:00</text:p>
          </table:table-cell>
          <table:table-cell office:value-type="string" calcext:value-type="string">
            <text:p>BELKAID,LAHOIRI</text:p>
          </table:table-cell>
          <table:table-cell office:value-type="time" office:time-value="PT00H20M19S" calcext:value-type="time">
            <text:p>00:20:19</text:p>
          </table:table-cell>
          <table:table-cell office:value-type="string" calcext:value-type="string">
            <text:p>POZZETTO,JASQUES</text:p>
          </table:table-cell>
          <table:table-cell office:value-type="time" office:time-value="PT00H38M23S" calcext:value-type="time">
            <text:p>00:38:23</text:p>
          </table:table-cell>
          <table:table-cell office:value-type="string" calcext:value-type="string">
            <text:p>WARTELLE,LAURENT</text:p>
          </table:table-cell>
          <table:table-cell office:value-type="time" office:time-value="PT00H19M16S" calcext:value-type="time">
            <text:p>00:19:16</text:p>
          </table:table-cell>
          <table:table-cell office:value-type="string" calcext:value-type="string">
            <text:p>MURCIA,DAVID</text:p>
          </table:table-cell>
          <table:table-cell office:value-type="time" office:time-value="PT00H27M16S" calcext:value-type="time">
            <text:p>00:27:1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time" office:time-value="PT02H44M34S" calcext:value-type="time">
            <text:p>02:44: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SAM 1</text:p>
          </table:table-cell>
          <table:table-cell office:value-type="string" calcext:value-type="string">
            <text:p>H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TO,DAVID</text:p>
          </table:table-cell>
          <table:table-cell office:value-type="time" office:time-value="PT00H19M09S" calcext:value-type="time">
            <text:p>00:19:09</text:p>
          </table:table-cell>
          <table:table-cell office:value-type="string" calcext:value-type="string">
            <text:p>RACHARD,LAURENT</text:p>
          </table:table-cell>
          <table:table-cell office:value-type="time" office:time-value="PT00H38M40S" calcext:value-type="time">
            <text:p>00:38:40</text:p>
          </table:table-cell>
          <table:table-cell office:value-type="string" calcext:value-type="string">
            <text:p>VITRANT,GUILLAUME</text:p>
          </table:table-cell>
          <table:table-cell office:value-type="time" office:time-value="PT00H19M50S" calcext:value-type="time">
            <text:p>00:19:50</text:p>
          </table:table-cell>
          <table:table-cell office:value-type="string" calcext:value-type="string">
            <text:p>MILES,MARCEL</text:p>
          </table:table-cell>
          <table:table-cell office:value-type="time" office:time-value="PT00H36M08S" calcext:value-type="time">
            <text:p>00:36:08</text:p>
          </table:table-cell>
          <table:table-cell office:value-type="string" calcext:value-type="string">
            <text:p>DOWNES,NICOLAS</text:p>
          </table:table-cell>
          <table:table-cell office:value-type="time" office:time-value="PT00H21M20S" calcext:value-type="time">
            <text:p>00:21:20</text:p>
          </table:table-cell>
          <table:table-cell office:value-type="string" calcext:value-type="string">
            <text:p>ROCCHIA,GUILLAUME</text:p>
          </table:table-cell>
          <table:table-cell office:value-type="time" office:time-value="PT00H29M27S" calcext:value-type="time">
            <text:p>00:29:2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time" office:time-value="PT02H45M02S" calcext:value-type="time">
            <text:p>02:45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HYERES MASCULIN</text:p>
          </table:table-cell>
          <table:table-cell office:value-type="string" calcext:value-type="string">
            <text:p>H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ERON,DANIEL</text:p>
          </table:table-cell>
          <table:table-cell office:value-type="time" office:time-value="PT00H20M50S" calcext:value-type="time">
            <text:p>00:20:50</text:p>
          </table:table-cell>
          <table:table-cell office:value-type="string" calcext:value-type="string">
            <text:p>FRECHIN,THOMAS</text:p>
          </table:table-cell>
          <table:table-cell office:value-type="time" office:time-value="PT00H34M01S" calcext:value-type="time">
            <text:p>00:34:01</text:p>
          </table:table-cell>
          <table:table-cell office:value-type="string" calcext:value-type="string">
            <text:p>DECHANDON,CLAUDE</text:p>
          </table:table-cell>
          <table:table-cell office:value-type="time" office:time-value="PT00H21M22S" calcext:value-type="time">
            <text:p>00:21:22</text:p>
          </table:table-cell>
          <table:table-cell office:value-type="string" calcext:value-type="string">
            <text:p>AUGIER,OLIVIER</text:p>
          </table:table-cell>
          <table:table-cell office:value-type="time" office:time-value="PT00H36M48S" calcext:value-type="time">
            <text:p>00:36:48</text:p>
          </table:table-cell>
          <table:table-cell office:value-type="string" calcext:value-type="string">
            <text:p>TOMATIS,PHILIPPE</text:p>
          </table:table-cell>
          <table:table-cell office:value-type="time" office:time-value="PT00H21M14S" calcext:value-type="time">
            <text:p>00:21:14</text:p>
          </table:table-cell>
          <table:table-cell office:value-type="string" calcext:value-type="string">
            <text:p>LEQUENNE,FREDERIC</text:p>
          </table:table-cell>
          <table:table-cell office:value-type="time" office:time-value="PT00H30M47S" calcext:value-type="time">
            <text:p>00:30: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2H46M37S" calcext:value-type="time">
            <text:p>02:46: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JS LA GARDE MIXTE</text:p>
          </table:table-cell>
          <table:table-cell office:value-type="string" calcext:value-type="string">
            <text:p>M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RMARECHAL,AURORE</text:p>
          </table:table-cell>
          <table:table-cell office:value-type="time" office:time-value="PT00H21M04S" calcext:value-type="time">
            <text:p>00:21:04</text:p>
          </table:table-cell>
          <table:table-cell office:value-type="string" calcext:value-type="string">
            <text:p>SERRA,GREGORY</text:p>
          </table:table-cell>
          <table:table-cell office:value-type="time" office:time-value="PT00H39M00S" calcext:value-type="time">
            <text:p>00:39:00</text:p>
          </table:table-cell>
          <table:table-cell office:value-type="string" calcext:value-type="string">
            <text:p>LUIZY,AURELIE</text:p>
          </table:table-cell>
          <table:table-cell office:value-type="time" office:time-value="PT00H21M45S" calcext:value-type="time">
            <text:p>00:21:45</text:p>
          </table:table-cell>
          <table:table-cell office:value-type="string" calcext:value-type="string">
            <text:p>LE-BAIL,FLORENT</text:p>
          </table:table-cell>
          <table:table-cell office:value-type="time" office:time-value="PT00H36M55S" calcext:value-type="time">
            <text:p>00:36:55</text:p>
          </table:table-cell>
          <table:table-cell office:value-type="string" calcext:value-type="string">
            <text:p>PALAZY,JUSTINE</text:p>
          </table:table-cell>
          <table:table-cell office:value-type="time" office:time-value="PT00H21M22S" calcext:value-type="time">
            <text:p>00:21:22</text:p>
          </table:table-cell>
          <table:table-cell office:value-type="string" calcext:value-type="string">
            <text:p>PRIGENT,TANGUY</text:p>
          </table:table-cell>
          <table:table-cell office:value-type="time" office:time-value="PT00H26M31S" calcext:value-type="time">
            <text:p>00:26: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2H49M58S" calcext:value-type="time">
            <text:p>02:49: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URIR A MEYREUIL 2</text:p>
          </table:table-cell>
          <table:table-cell office:value-type="string" calcext:value-type="string">
            <text:p>H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CROIX,THIERRY</text:p>
          </table:table-cell>
          <table:table-cell office:value-type="time" office:time-value="PT00H19M14S" calcext:value-type="time">
            <text:p>00:19:14</text:p>
          </table:table-cell>
          <table:table-cell office:value-type="string" calcext:value-type="string">
            <text:p>ARNIAUD,ERIC</text:p>
          </table:table-cell>
          <table:table-cell office:value-type="time" office:time-value="PT00H36M32S" calcext:value-type="time">
            <text:p>00:36:32</text:p>
          </table:table-cell>
          <table:table-cell office:value-type="string" calcext:value-type="string">
            <text:p>DARI,JEAN</text:p>
          </table:table-cell>
          <table:table-cell office:value-type="time" office:time-value="PT00H21M34S" calcext:value-type="time">
            <text:p>00:21:34</text:p>
          </table:table-cell>
          <table:table-cell office:value-type="string" calcext:value-type="string">
            <text:p>DE-CHEVIGNY,CHRISTOPHE</text:p>
          </table:table-cell>
          <table:table-cell office:value-type="time" office:time-value="PT00H38M40S" calcext:value-type="time">
            <text:p>00:38:40</text:p>
          </table:table-cell>
          <table:table-cell office:value-type="string" calcext:value-type="string">
            <text:p>BILLON,LUDOVIC</text:p>
          </table:table-cell>
          <table:table-cell office:value-type="time" office:time-value="PT00H24M29S" calcext:value-type="time">
            <text:p>00:24:29</text:p>
          </table:table-cell>
          <table:table-cell office:value-type="string" calcext:value-type="string">
            <text:p>VALDERRAMA,FABRICE</text:p>
          </table:table-cell>
          <table:table-cell office:value-type="time" office:time-value="PT00H29M29S" calcext:value-type="time">
            <text:p>00:29:29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time" office:time-value="PT02H50M26S" calcext:value-type="time">
            <text:p>02:50: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SMS LA SEYNE EQUIPE MIXTE 1</text:p>
          </table:table-cell>
          <table:table-cell office:value-type="string" calcext:value-type="string">
            <text:p>M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URDAN,MARIE</text:p>
          </table:table-cell>
          <table:table-cell office:value-type="time" office:time-value="PT00H21M05S" calcext:value-type="time">
            <text:p>00:21:05</text:p>
          </table:table-cell>
          <table:table-cell office:value-type="string" calcext:value-type="string">
            <text:p>JOURDAN,JONATHAN</text:p>
          </table:table-cell>
          <table:table-cell office:value-type="time" office:time-value="PT00H43M33S" calcext:value-type="time">
            <text:p>00:43:33</text:p>
          </table:table-cell>
          <table:table-cell office:value-type="string" calcext:value-type="string">
            <text:p>LACOTE,VALERIE</text:p>
          </table:table-cell>
          <table:table-cell office:value-type="time" office:time-value="PT00H21M28S" calcext:value-type="time">
            <text:p>00:21:28</text:p>
          </table:table-cell>
          <table:table-cell office:value-type="string" calcext:value-type="string">
            <text:p>LE-MOIGNE,MEHDI</text:p>
          </table:table-cell>
          <table:table-cell office:value-type="time" office:time-value="PT00H34M46S" calcext:value-type="time">
            <text:p>00:34:46</text:p>
          </table:table-cell>
          <table:table-cell office:value-type="string" calcext:value-type="string">
            <text:p>LE-LAY,ELODIE</text:p>
          </table:table-cell>
          <table:table-cell office:value-type="time" office:time-value="PT00H21M16S" calcext:value-type="time">
            <text:p>00:21:16</text:p>
          </table:table-cell>
          <table:table-cell office:value-type="string" calcext:value-type="string">
            <text:p>SANTICCIOLI,FREDERIC</text:p>
          </table:table-cell>
          <table:table-cell office:value-type="time" office:time-value="PT00H28M18S" calcext:value-type="time">
            <text:p>00:28:1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time" office:time-value="PT02H50M44S" calcext:value-type="time">
            <text:p>02:50: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JS LA GARDE 2</text:p>
          </table:table-cell>
          <table:table-cell office:value-type="string" calcext:value-type="string">
            <text:p>H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EL,FREDERIC</text:p>
          </table:table-cell>
          <table:table-cell office:value-type="time" office:time-value="PT00H19M19S" calcext:value-type="time">
            <text:p>00:19:19</text:p>
          </table:table-cell>
          <table:table-cell office:value-type="string" calcext:value-type="string">
            <text:p>BONAUDO,SCOTT</text:p>
          </table:table-cell>
          <table:table-cell office:value-type="time" office:time-value="PT00H40M42S" calcext:value-type="time">
            <text:p>00:40:42</text:p>
          </table:table-cell>
          <table:table-cell office:value-type="string" calcext:value-type="string">
            <text:p>GARCIA,ERIC</text:p>
          </table:table-cell>
          <table:table-cell office:value-type="time" office:time-value="PT00H19M55S" calcext:value-type="time">
            <text:p>00:19:55</text:p>
          </table:table-cell>
          <table:table-cell office:value-type="string" calcext:value-type="string">
            <text:p>PHILIPPE,ALAIN</text:p>
          </table:table-cell>
          <table:table-cell office:value-type="time" office:time-value="PT00H43M00S" calcext:value-type="time">
            <text:p>00:43:00</text:p>
          </table:table-cell>
          <table:table-cell office:value-type="string" calcext:value-type="string">
            <text:p>BERNUZ,BENJAMIN</text:p>
          </table:table-cell>
          <table:table-cell office:value-type="time" office:time-value="PT00H19M28S" calcext:value-type="time">
            <text:p>00:19:28</text:p>
          </table:table-cell>
          <table:table-cell office:value-type="string" calcext:value-type="string">
            <text:p>PERRIN,SERGE</text:p>
          </table:table-cell>
          <table:table-cell office:value-type="time" office:time-value="PT00H28M20S" calcext:value-type="time">
            <text:p>00:28:20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time" office:time-value="PT02H52M13S" calcext:value-type="time">
            <text:p>02:52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IGAL NICE SPORTS HOMME</text:p>
          </table:table-cell>
          <table:table-cell office:value-type="string" calcext:value-type="string">
            <text:p>H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ARDI,JEAN-FRANCOIS</text:p>
          </table:table-cell>
          <table:table-cell office:value-type="time" office:time-value="PT00H19M50S" calcext:value-type="time">
            <text:p>00:19:50</text:p>
          </table:table-cell>
          <table:table-cell office:value-type="string" calcext:value-type="string">
            <text:p>MERLO,LAURENT</text:p>
          </table:table-cell>
          <table:table-cell office:value-type="time" office:time-value="PT00H36M31S" calcext:value-type="time">
            <text:p>00:36:31</text:p>
          </table:table-cell>
          <table:table-cell office:value-type="string" calcext:value-type="string">
            <text:p>SALEMBIER,MAXIME</text:p>
          </table:table-cell>
          <table:table-cell office:value-type="time" office:time-value="PT00H22M11S" calcext:value-type="time">
            <text:p>00:22:11</text:p>
          </table:table-cell>
          <table:table-cell office:value-type="string" calcext:value-type="string">
            <text:p>BENZEBIR,OMAR</text:p>
          </table:table-cell>
          <table:table-cell office:value-type="time" office:time-value="PT00H42M09S" calcext:value-type="time">
            <text:p>00:42:09</text:p>
          </table:table-cell>
          <table:table-cell office:value-type="string" calcext:value-type="string">
            <text:p>ROBINI,FREDERIC</text:p>
          </table:table-cell>
          <table:table-cell office:value-type="time" office:time-value="PT00H21M29S" calcext:value-type="time">
            <text:p>00:21:29</text:p>
          </table:table-cell>
          <table:table-cell office:value-type="string" calcext:value-type="string">
            <text:p>PIERRAT,PASCAL</text:p>
          </table:table-cell>
          <table:table-cell office:value-type="time" office:time-value="PT00H30M03S" calcext:value-type="time">
            <text:p>00:30:03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time" office:time-value="PT02H53M43S" calcext:value-type="time">
            <text:p>02:53:4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E ROCHER-LA BEAUCAIRE</text:p>
          </table:table-cell>
          <table:table-cell office:value-type="string" calcext:value-type="string">
            <text:p>H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-ROUX,ANTOINE</text:p>
          </table:table-cell>
          <table:table-cell office:value-type="time" office:time-value="PT00H19M08S" calcext:value-type="time">
            <text:p>00:19:08</text:p>
          </table:table-cell>
          <table:table-cell office:value-type="string" calcext:value-type="string">
            <text:p>DE-BEAUREGARD,CORENTIN</text:p>
          </table:table-cell>
          <table:table-cell office:value-type="time" office:time-value="PT00H32M34S" calcext:value-type="time">
            <text:p>00:32:34</text:p>
          </table:table-cell>
          <table:table-cell office:value-type="string" calcext:value-type="string">
            <text:p>GUINAMAND,CORINNE</text:p>
          </table:table-cell>
          <table:table-cell office:value-type="time" office:time-value="PT00H24M21S" calcext:value-type="time">
            <text:p>00:24:21</text:p>
          </table:table-cell>
          <table:table-cell office:value-type="string" calcext:value-type="string">
            <text:p>GERINI,ABDEL</text:p>
          </table:table-cell>
          <table:table-cell office:value-type="time" office:time-value="PT00H40M58S" calcext:value-type="time">
            <text:p>00:40:58</text:p>
          </table:table-cell>
          <table:table-cell office:value-type="string" calcext:value-type="string">
            <text:p>DE-GOUREY,NICOLAS</text:p>
          </table:table-cell>
          <table:table-cell office:value-type="time" office:time-value="PT00H24M20S" calcext:value-type="time">
            <text:p>00:24:20</text:p>
          </table:table-cell>
          <table:table-cell office:value-type="string" calcext:value-type="string">
            <text:p>BELGASSI,ILYASS</text:p>
          </table:table-cell>
          <table:table-cell office:value-type="time" office:time-value="PT00H32M22S" calcext:value-type="time">
            <text:p>00:32:22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time" office:time-value="PT02H54M51S" calcext:value-type="time">
            <text:p>02:54: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CE METROPOLE ATHLETISME/EQUI</text:p>
          </table:table-cell>
          <table:table-cell office:value-type="string" calcext:value-type="string">
            <text:p>H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VE,SEBASTIEN</text:p>
          </table:table-cell>
          <table:table-cell office:value-type="time" office:time-value="PT00H19M34S" calcext:value-type="time">
            <text:p>00:19:34</text:p>
          </table:table-cell>
          <table:table-cell office:value-type="string" calcext:value-type="string">
            <text:p>YAZIDI,ABDESSAMAD</text:p>
          </table:table-cell>
          <table:table-cell office:value-type="time" office:time-value="PT00H42M49S" calcext:value-type="time">
            <text:p>00:42:49</text:p>
          </table:table-cell>
          <table:table-cell office:value-type="string" calcext:value-type="string">
            <text:p>BOISSAT-BRON,ILYES</text:p>
          </table:table-cell>
          <table:table-cell office:value-type="time" office:time-value="PT00H17M54S" calcext:value-type="time">
            <text:p>00:17:54</text:p>
          </table:table-cell>
          <table:table-cell office:value-type="string" calcext:value-type="string">
            <text:p>PASCAL,FABRICE</text:p>
          </table:table-cell>
          <table:table-cell office:value-type="time" office:time-value="PT00H40M08S" calcext:value-type="time">
            <text:p>00:40:08</text:p>
          </table:table-cell>
          <table:table-cell office:value-type="string" calcext:value-type="string">
            <text:p>GUILLON,EMMANUEL</text:p>
          </table:table-cell>
          <table:table-cell office:value-type="time" office:time-value="PT00H22M46S" calcext:value-type="time">
            <text:p>00:22:46</text:p>
          </table:table-cell>
          <table:table-cell office:value-type="string" calcext:value-type="string">
            <text:p>ELIE,DOMINIQUE</text:p>
          </table:table-cell>
          <table:table-cell office:value-type="time" office:time-value="PT00H31M40S" calcext:value-type="time">
            <text:p>00:31:4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2H55M50S" calcext:value-type="time">
            <text:p>02:55: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X FOURS 1</text:p>
          </table:table-cell>
          <table:table-cell office:value-type="string" calcext:value-type="string">
            <text:p>HO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UVEAU,ESTELLE</text:p>
          </table:table-cell>
          <table:table-cell office:value-type="time" office:time-value="PT00H21M06S" calcext:value-type="time">
            <text:p>00:21:06</text:p>
          </table:table-cell>
          <table:table-cell office:value-type="string" calcext:value-type="string">
            <text:p>DALLE-MESE,ADRIEN</text:p>
          </table:table-cell>
          <table:table-cell office:value-type="time" office:time-value="PT00H34M57S" calcext:value-type="time">
            <text:p>00:34:57</text:p>
          </table:table-cell>
          <table:table-cell office:value-type="string" calcext:value-type="string">
            <text:p>BARAN,CHARLINE</text:p>
          </table:table-cell>
          <table:table-cell office:value-type="time" office:time-value="PT00H25M12S" calcext:value-type="time">
            <text:p>00:25:12</text:p>
          </table:table-cell>
          <table:table-cell office:value-type="string" calcext:value-type="string">
            <text:p>SIRIAL,CEDRIC</text:p>
          </table:table-cell>
          <table:table-cell office:value-type="time" office:time-value="PT00H42M42S" calcext:value-type="time">
            <text:p>00:42:42</text:p>
          </table:table-cell>
          <table:table-cell office:value-type="string" calcext:value-type="string">
            <text:p>MORON,CYRIL</text:p>
          </table:table-cell>
          <table:table-cell office:value-type="time" office:time-value="PT00H20M56S" calcext:value-type="time">
            <text:p>00:20:56</text:p>
          </table:table-cell>
          <table:table-cell office:value-type="string" calcext:value-type="string">
            <text:p>RAPETO,JOHAN</text:p>
          </table:table-cell>
          <table:table-cell office:value-type="time" office:time-value="PT00H30M57S" calcext:value-type="time">
            <text:p>00:30:5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2H56M49S" calcext:value-type="time">
            <text:p>02:56: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SMS LA SEYNE 4</text:p>
          </table:table-cell>
          <table:table-cell office:value-type="string" calcext:value-type="string">
            <text:p>H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-CAM,LAURENT</text:p>
          </table:table-cell>
          <table:table-cell office:value-type="time" office:time-value="PT00H22M22S" calcext:value-type="time">
            <text:p>00:22:22</text:p>
          </table:table-cell>
          <table:table-cell office:value-type="string" calcext:value-type="string">
            <text:p>MARIANELLI,THOIMAQ</text:p>
          </table:table-cell>
          <table:table-cell office:value-type="time" office:time-value="PT00H41M42S" calcext:value-type="time">
            <text:p>00:41:42</text:p>
          </table:table-cell>
          <table:table-cell office:value-type="string" calcext:value-type="string">
            <text:p>BALLESTERO,DIDIER</text:p>
          </table:table-cell>
          <table:table-cell office:value-type="time" office:time-value="PT00H19M27S" calcext:value-type="time">
            <text:p>00:19:27</text:p>
          </table:table-cell>
          <table:table-cell office:value-type="string" calcext:value-type="string">
            <text:p>GALI,FRANCOIS</text:p>
          </table:table-cell>
          <table:table-cell office:value-type="time" office:time-value="PT00H40M26S" calcext:value-type="time">
            <text:p>00:40:26</text:p>
          </table:table-cell>
          <table:table-cell office:value-type="string" calcext:value-type="string">
            <text:p>GALDEANO,JEAN-PAUL</text:p>
          </table:table-cell>
          <table:table-cell office:value-type="time" office:time-value="PT00H21M08S" calcext:value-type="time">
            <text:p>00:21:08</text:p>
          </table:table-cell>
          <table:table-cell office:value-type="string" calcext:value-type="string">
            <text:p>COQUEMONT,STEPHANE</text:p>
          </table:table-cell>
          <table:table-cell office:value-type="time" office:time-value="PT00H31M44S" calcext:value-type="time">
            <text:p>00:31:4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2H59M23S" calcext:value-type="time">
            <text:p>02:59: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RBAN RUNNERS 1</text:p>
          </table:table-cell>
          <table:table-cell office:value-type="string" calcext:value-type="string">
            <text:p>HO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ENOURLEME,JEROME</text:p>
          </table:table-cell>
          <table:table-cell office:value-type="time" office:time-value="PT00H22M04S" calcext:value-type="time">
            <text:p>00:22:04</text:p>
          </table:table-cell>
          <table:table-cell office:value-type="string" calcext:value-type="string">
            <text:p>DEBERNARD,JEAN-CHRISTOPHE</text:p>
          </table:table-cell>
          <table:table-cell office:value-type="time" office:time-value="PT00H41M00S" calcext:value-type="time">
            <text:p>00:41:00</text:p>
          </table:table-cell>
          <table:table-cell office:value-type="string" calcext:value-type="string">
            <text:p>RICHARD,LORIS</text:p>
          </table:table-cell>
          <table:table-cell office:value-type="time" office:time-value="PT00H23M40S" calcext:value-type="time">
            <text:p>00:23:40</text:p>
          </table:table-cell>
          <table:table-cell office:value-type="string" calcext:value-type="string">
            <text:p>CARLON,PIERRE</text:p>
          </table:table-cell>
          <table:table-cell office:value-type="time" office:time-value="PT00H39M02S" calcext:value-type="time">
            <text:p>00:39:02</text:p>
          </table:table-cell>
          <table:table-cell office:value-type="string" calcext:value-type="string">
            <text:p>CARLON-GUICHOUX,NATHALIE</text:p>
          </table:table-cell>
          <table:table-cell office:value-type="time" office:time-value="PT00H21M48S" calcext:value-type="time">
            <text:p>00:21:48</text:p>
          </table:table-cell>
          <table:table-cell office:value-type="string" calcext:value-type="string">
            <text:p>CHARENSOL,MATHILDE</text:p>
          </table:table-cell>
          <table:table-cell office:value-type="time" office:time-value="PT00H31M49S" calcext:value-type="time">
            <text:p>00:31:49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time" office:time-value="PT03H02M34S" calcext:value-type="time">
            <text:p>03:02: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VANDOU BORNE ATHLETISME</text:p>
          </table:table-cell>
          <table:table-cell office:value-type="string" calcext:value-type="string">
            <text:p>HO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VRY,YOAN</text:p>
          </table:table-cell>
          <table:table-cell office:value-type="time" office:time-value="PT00H18M32S" calcext:value-type="time">
            <text:p>00:18:32</text:p>
          </table:table-cell>
          <table:table-cell office:value-type="string" calcext:value-type="string">
            <text:p>POUDEVIGNE,MICHAEL</text:p>
          </table:table-cell>
          <table:table-cell office:value-type="time" office:time-value="PT00H36M03S" calcext:value-type="time">
            <text:p>00:36:03</text:p>
          </table:table-cell>
          <table:table-cell office:value-type="string" calcext:value-type="string">
            <text:p>MARTIN,LOLA</text:p>
          </table:table-cell>
          <table:table-cell office:value-type="time" office:time-value="PT00H23M31S" calcext:value-type="time">
            <text:p>00:23:31</text:p>
          </table:table-cell>
          <table:table-cell office:value-type="string" calcext:value-type="string">
            <text:p>RICHEHOMME,GILLE</text:p>
          </table:table-cell>
          <table:table-cell office:value-type="time" office:time-value="PT00H49M22S" calcext:value-type="time">
            <text:p>00:49:22</text:p>
          </table:table-cell>
          <table:table-cell office:value-type="string" calcext:value-type="string">
            <text:p>GANBIN,ARNAUD</text:p>
          </table:table-cell>
          <table:table-cell office:value-type="time" office:time-value="PT00H23M27S" calcext:value-type="time">
            <text:p>00:23:27</text:p>
          </table:table-cell>
          <table:table-cell office:value-type="string" calcext:value-type="string">
            <text:p>DURUDEAU,CHRISTIEN</text:p>
          </table:table-cell>
          <table:table-cell office:value-type="time" office:time-value="PT00H31M39S" calcext:value-type="time">
            <text:p>00:31: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3H02M56S" calcext:value-type="time">
            <text:p>03:02: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EPA X PHYS HOMME</text:p>
          </table:table-cell>
          <table:table-cell office:value-type="string" calcext:value-type="string">
            <text:p>H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UEVEL,TITOUAN</text:p>
          </table:table-cell>
          <table:table-cell office:value-type="time" office:time-value="PT00H23M21S" calcext:value-type="time">
            <text:p>00:23:21</text:p>
          </table:table-cell>
          <table:table-cell office:value-type="string" calcext:value-type="string">
            <text:p>LASSERE,FABRICE</text:p>
          </table:table-cell>
          <table:table-cell office:value-type="time" office:time-value="PT00H48M43S" calcext:value-type="time">
            <text:p>00:48:43</text:p>
          </table:table-cell>
          <table:table-cell office:value-type="string" calcext:value-type="string">
            <text:p>AZZILINA,JULIEN</text:p>
          </table:table-cell>
          <table:table-cell office:value-type="time" office:time-value="PT00H21M22S" calcext:value-type="time">
            <text:p>00:21:22</text:p>
          </table:table-cell>
          <table:table-cell office:value-type="string" calcext:value-type="string">
            <text:p>RIGOT,THIERRY</text:p>
          </table:table-cell>
          <table:table-cell office:value-type="time" office:time-value="PT00H36M32S" calcext:value-type="time">
            <text:p>00:36:32</text:p>
          </table:table-cell>
          <table:table-cell office:value-type="string" calcext:value-type="string">
            <text:p>ALENDA,PHILIPPE</text:p>
          </table:table-cell>
          <table:table-cell office:value-type="time" office:time-value="PT00H21M15S" calcext:value-type="time">
            <text:p>00:21:15</text:p>
          </table:table-cell>
          <table:table-cell office:value-type="string" calcext:value-type="string">
            <text:p>VAGANAY,ALEXIS</text:p>
          </table:table-cell>
          <table:table-cell office:value-type="time" office:time-value="PT00H31M43S" calcext:value-type="time">
            <text:p>00:31:4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time" office:time-value="PT03H06M33S" calcext:value-type="time">
            <text:p>03:06:3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H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LER,CATHY</text:p>
          </table:table-cell>
          <table:table-cell office:value-type="time" office:time-value="PT00H22M46S" calcext:value-type="time">
            <text:p>00:22:46</text:p>
          </table:table-cell>
          <table:table-cell office:value-type="string" calcext:value-type="string">
            <text:p>GAILLARD,MATHIEU</text:p>
          </table:table-cell>
          <table:table-cell office:value-type="time" office:time-value="PT00H39M18S" calcext:value-type="time">
            <text:p>00:39:18</text:p>
          </table:table-cell>
          <table:table-cell office:value-type="string" calcext:value-type="string">
            <text:p>BRILLAULT,FRANCK</text:p>
          </table:table-cell>
          <table:table-cell office:value-type="time" office:time-value="PT00H20M46S" calcext:value-type="time">
            <text:p>00:20:46</text:p>
          </table:table-cell>
          <table:table-cell office:value-type="string" calcext:value-type="string">
            <text:p>BRILLAULT,CLEMENT</text:p>
          </table:table-cell>
          <table:table-cell office:value-type="time" office:time-value="PT00H44M28S" calcext:value-type="time">
            <text:p>00:44:28</text:p>
          </table:table-cell>
          <table:table-cell office:value-type="string" calcext:value-type="string">
            <text:p>PAPINI,FREDERIC</text:p>
          </table:table-cell>
          <table:table-cell office:value-type="time" office:time-value="PT00H21M30S" calcext:value-type="time">
            <text:p>00:21:30</text:p>
          </table:table-cell>
          <table:table-cell office:value-type="string" calcext:value-type="string">
            <text:p>MONIN,GREGOIRE</text:p>
          </table:table-cell>
          <table:table-cell office:value-type="time" office:time-value="PT00H37M45S" calcext:value-type="time">
            <text:p>00:37:45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time" office:time-value="PT03H06M42S" calcext:value-type="time">
            <text:p>03:06:42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CAP GARONNE 2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ERTONE,CATHERINE</text:p>
          </table:table-cell>
          <table:table-cell table:style-name="ce5" office:value-type="time" office:time-value="PT00H22M17S" calcext:value-type="time">
            <text:p>00:22:17</text:p>
          </table:table-cell>
          <table:table-cell table:style-name="ce7" office:value-type="string" calcext:value-type="string">
            <text:p>MOULUSSEN,CHLOE</text:p>
          </table:table-cell>
          <table:table-cell table:style-name="ce5" office:value-type="time" office:time-value="PT00H43M52S" calcext:value-type="time">
            <text:p>00:43:52</text:p>
          </table:table-cell>
          <table:table-cell table:style-name="ce7" office:value-type="string" calcext:value-type="string">
            <text:p>DI-CIOCCIO,CHRISTINE</text:p>
          </table:table-cell>
          <table:table-cell table:style-name="ce5" office:value-type="time" office:time-value="PT00H23M09S" calcext:value-type="time">
            <text:p>00:23:09</text:p>
          </table:table-cell>
          <table:table-cell table:style-name="ce7" office:value-type="string" calcext:value-type="string">
            <text:p>TOULEC,MORGANE</text:p>
          </table:table-cell>
          <table:table-cell table:style-name="ce5" office:value-type="time" office:time-value="PT00H39M16S" calcext:value-type="time">
            <text:p>00:39:16</text:p>
          </table:table-cell>
          <table:table-cell table:style-name="ce7" office:value-type="string" calcext:value-type="string">
            <text:p>GARCIN,JANY</text:p>
          </table:table-cell>
          <table:table-cell table:style-name="ce5" office:value-type="time" office:time-value="PT00H23M59S" calcext:value-type="time">
            <text:p>00:23:59</text:p>
          </table:table-cell>
          <table:table-cell table:style-name="ce7" office:value-type="string" calcext:value-type="string">
            <text:p>DELAGE,CHRISTELLE</text:p>
          </table:table-cell>
          <table:table-cell table:style-name="ce5" office:value-type="time" office:time-value="PT00H34M09S" calcext:value-type="time">
            <text:p>00:34:09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time" office:time-value="PT03H07M20S" calcext:value-type="time">
            <text:p>03:07: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19 GTM EQUIPE 1</text:p>
          </table:table-cell>
          <table:table-cell office:value-type="string" calcext:value-type="string">
            <text:p>M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SEAU,GERARD</text:p>
          </table:table-cell>
          <table:table-cell office:value-type="time" office:time-value="PT00H22M26S" calcext:value-type="time">
            <text:p>00:22:26</text:p>
          </table:table-cell>
          <table:table-cell office:value-type="string" calcext:value-type="string">
            <text:p>EURVIN,THOMAS</text:p>
          </table:table-cell>
          <table:table-cell office:value-type="time" office:time-value="PT00H35M28S" calcext:value-type="time">
            <text:p>00:35:28</text:p>
          </table:table-cell>
          <table:table-cell office:value-type="string" calcext:value-type="string">
            <text:p>VENEC,LOIC</text:p>
          </table:table-cell>
          <table:table-cell office:value-type="time" office:time-value="PT00H23M13S" calcext:value-type="time">
            <text:p>00:23:13</text:p>
          </table:table-cell>
          <table:table-cell office:value-type="string" calcext:value-type="string">
            <text:p>LETOURNEL,CLEMENT</text:p>
          </table:table-cell>
          <table:table-cell office:value-type="time" office:time-value="PT00H42M52S" calcext:value-type="time">
            <text:p>00:42:52</text:p>
          </table:table-cell>
          <table:table-cell office:value-type="string" calcext:value-type="string">
            <text:p>ALIZARD,BENOIT</text:p>
          </table:table-cell>
          <table:table-cell office:value-type="time" office:time-value="PT00H22M34S" calcext:value-type="time">
            <text:p>00:22:34</text:p>
          </table:table-cell>
          <table:table-cell office:value-type="string" calcext:value-type="string">
            <text:p>DUVAL,SAMNEL</text:p>
          </table:table-cell>
          <table:table-cell office:value-type="time" office:time-value="PT00H40M47S" calcext:value-type="time">
            <text:p>00:40:4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3H07M35S" calcext:value-type="time">
            <text:p>03:07: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TURE TRAIL VIDAUBAN 3</text:p>
          </table:table-cell>
          <table:table-cell office:value-type="string" calcext:value-type="string">
            <text:p>HO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MARIE,CHRISTINE</text:p>
          </table:table-cell>
          <table:table-cell office:value-type="time" office:time-value="PT00H24M41S" calcext:value-type="time">
            <text:p>00:24:41</text:p>
          </table:table-cell>
          <table:table-cell office:value-type="string" calcext:value-type="string">
            <text:p>ALLIONE,JULIEN</text:p>
          </table:table-cell>
          <table:table-cell office:value-type="time" office:time-value="PT00H41M43S" calcext:value-type="time">
            <text:p>00:41:43</text:p>
          </table:table-cell>
          <table:table-cell office:value-type="string" calcext:value-type="string">
            <text:p>HERMELLIN,FANNY</text:p>
          </table:table-cell>
          <table:table-cell office:value-type="time" office:time-value="PT00H28M04S" calcext:value-type="time">
            <text:p>00:28:04</text:p>
          </table:table-cell>
          <table:table-cell office:value-type="string" calcext:value-type="string">
            <text:p>MESURE,FABIEN</text:p>
          </table:table-cell>
          <table:table-cell office:value-type="time" office:time-value="PT00H49M00S" calcext:value-type="time">
            <text:p>00:49:00</text:p>
          </table:table-cell>
          <table:table-cell office:value-type="string" calcext:value-type="string">
            <text:p>GRONIER,ANTOINE</text:p>
          </table:table-cell>
          <table:table-cell office:value-type="time" office:time-value="PT00H19M11S" calcext:value-type="time">
            <text:p>00:19:11</text:p>
          </table:table-cell>
          <table:table-cell office:value-type="string" calcext:value-type="string">
            <text:p>BROCHARD,LAURENT</text:p>
          </table:table-cell>
          <table:table-cell office:value-type="time" office:time-value="PT00H24M56S" calcext:value-type="time">
            <text:p>00:24:5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3H09M05S" calcext:value-type="time">
            <text:p>03:09: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SA 1</text:p>
          </table:table-cell>
          <table:table-cell office:value-type="string" calcext:value-type="string">
            <text:p>H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UPIN,JEAN-MARC</text:p>
          </table:table-cell>
          <table:table-cell office:value-type="time" office:time-value="PT00H22M29S" calcext:value-type="time">
            <text:p>00:22:29</text:p>
          </table:table-cell>
          <table:table-cell office:value-type="string" calcext:value-type="string">
            <text:p>BONNEFOY,ERIC</text:p>
          </table:table-cell>
          <table:table-cell office:value-type="time" office:time-value="PT00H43M23S" calcext:value-type="time">
            <text:p>00:43:23</text:p>
          </table:table-cell>
          <table:table-cell office:value-type="string" calcext:value-type="string">
            <text:p>LESAGE,PATRICK</text:p>
          </table:table-cell>
          <table:table-cell office:value-type="time" office:time-value="PT00H22M17S" calcext:value-type="time">
            <text:p>00:22:17</text:p>
          </table:table-cell>
          <table:table-cell office:value-type="string" calcext:value-type="string">
            <text:p>PETIT-JEAN,VINCENT</text:p>
          </table:table-cell>
          <table:table-cell office:value-type="time" office:time-value="PT00H45M58S" calcext:value-type="time">
            <text:p>00:45:58</text:p>
          </table:table-cell>
          <table:table-cell office:value-type="string" calcext:value-type="string">
            <text:p>DOUVRAIN,GUILLAUME</text:p>
          </table:table-cell>
          <table:table-cell office:value-type="time" office:time-value="PT00H24M33S" calcext:value-type="time">
            <text:p>00:24:33</text:p>
          </table:table-cell>
          <table:table-cell office:value-type="string" calcext:value-type="string">
            <text:p>SANCHEZ,DIDIER</text:p>
          </table:table-cell>
          <table:table-cell office:value-type="time" office:time-value="PT00H30M25S" calcext:value-type="time">
            <text:p>00:30:25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time" office:time-value="PT03H09M29S" calcext:value-type="time">
            <text:p>03:09:2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FEAR OCR</text:p>
          </table:table-cell>
          <table:table-cell office:value-type="string" calcext:value-type="string">
            <text:p>H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BOURE,LESLIE</text:p>
          </table:table-cell>
          <table:table-cell office:value-type="time" office:time-value="PT00H24M43S" calcext:value-type="time">
            <text:p>00:24:43</text:p>
          </table:table-cell>
          <table:table-cell office:value-type="string" calcext:value-type="string">
            <text:p>LEVAL,FABIEN</text:p>
          </table:table-cell>
          <table:table-cell office:value-type="time" office:time-value="PT00H42M41S" calcext:value-type="time">
            <text:p>00:42:41</text:p>
          </table:table-cell>
          <table:table-cell office:value-type="string" calcext:value-type="string">
            <text:p>AKTAS,ADEY</text:p>
          </table:table-cell>
          <table:table-cell office:value-type="time" office:time-value="PT00H22M00S" calcext:value-type="time">
            <text:p>00:22:00</text:p>
          </table:table-cell>
          <table:table-cell office:value-type="string" calcext:value-type="string">
            <text:p>LACQUEMENT,JULIEN</text:p>
          </table:table-cell>
          <table:table-cell office:value-type="time" office:time-value="PT00H44M17S" calcext:value-type="time">
            <text:p>00:44:17</text:p>
          </table:table-cell>
          <table:table-cell office:value-type="string" calcext:value-type="string">
            <text:p>CAVE,JULIEN</text:p>
          </table:table-cell>
          <table:table-cell office:value-type="time" office:time-value="PT00H23M22S" calcext:value-type="time">
            <text:p>00:23:22</text:p>
          </table:table-cell>
          <table:table-cell office:value-type="string" calcext:value-type="string">
            <text:p>SMOUCOVIT,ISABELLE</text:p>
          </table:table-cell>
          <table:table-cell office:value-type="time" office:time-value="PT00H32M26S" calcext:value-type="time">
            <text:p>00:32:2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3H09M55S" calcext:value-type="time">
            <text:p>03:09: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 LOCO COMPAGNY</text:p>
          </table:table-cell>
          <table:table-cell office:value-type="string" calcext:value-type="string">
            <text:p>H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LO,JEAN-LUC</text:p>
          </table:table-cell>
          <table:table-cell office:value-type="time" office:time-value="PT00H27M41S" calcext:value-type="time">
            <text:p>00:27:41</text:p>
          </table:table-cell>
          <table:table-cell office:value-type="string" calcext:value-type="string">
            <text:p>ROBBA,JEAN-LOUIS</text:p>
          </table:table-cell>
          <table:table-cell office:value-type="time" office:time-value="PT00H57M17S" calcext:value-type="time">
            <text:p>00:57:17</text:p>
          </table:table-cell>
          <table:table-cell office:value-type="string" calcext:value-type="string">
            <text:p>PERRIN-ROBBA,FABIENNE</text:p>
          </table:table-cell>
          <table:table-cell office:value-type="time" office:time-value="PT00H25M25S" calcext:value-type="time">
            <text:p>00:25:25</text:p>
          </table:table-cell>
          <table:table-cell office:value-type="string" calcext:value-type="string">
            <text:p>VICENTE,PATRICK</text:p>
          </table:table-cell>
          <table:table-cell office:value-type="time" office:time-value="PT00H54M57S" calcext:value-type="time">
            <text:p>00:54:57</text:p>
          </table:table-cell>
          <table:table-cell office:value-type="string" calcext:value-type="string">
            <text:p>ANTON,PATRICK</text:p>
          </table:table-cell>
          <table:table-cell office:value-type="time" office:time-value="PT00H24M35S" calcext:value-type="time">
            <text:p>00:24:35</text:p>
          </table:table-cell>
          <table:table-cell office:value-type="string" calcext:value-type="string">
            <text:p>VICENTE,NATHALIE</text:p>
          </table:table-cell>
          <table:table-cell table:style-name="ce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3H10M51S" calcext:value-type="time">
            <text:p>03:10: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.F.P.E.S-TOULON</text:p>
          </table:table-cell>
          <table:table-cell office:value-type="string" calcext:value-type="string">
            <text:p>M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MBANI,VETEA</text:p>
          </table:table-cell>
          <table:table-cell office:value-type="time" office:time-value="PT00H21M19S" calcext:value-type="time">
            <text:p>00:21:19</text:p>
          </table:table-cell>
          <table:table-cell office:value-type="string" calcext:value-type="string">
            <text:p>LEFOL,KEVIN</text:p>
          </table:table-cell>
          <table:table-cell office:value-type="time" office:time-value="PT00H39M39S" calcext:value-type="time">
            <text:p>00:39:39</text:p>
          </table:table-cell>
          <table:table-cell office:value-type="string" calcext:value-type="string">
            <text:p>GUERRAZ,BERTRAND</text:p>
          </table:table-cell>
          <table:table-cell office:value-type="time" office:time-value="PT00H22M19S" calcext:value-type="time">
            <text:p>00:22:19</text:p>
          </table:table-cell>
          <table:table-cell office:value-type="string" calcext:value-type="string">
            <text:p>LALANDE,JEAN-SEBASTIEN</text:p>
          </table:table-cell>
          <table:table-cell office:value-type="time" office:time-value="PT00H50M01S" calcext:value-type="time">
            <text:p>00:50:01</text:p>
          </table:table-cell>
          <table:table-cell office:value-type="string" calcext:value-type="string">
            <text:p>LHUILLIER,KEVIN</text:p>
          </table:table-cell>
          <table:table-cell office:value-type="time" office:time-value="PT00H23M06S" calcext:value-type="time">
            <text:p>00:23:06</text:p>
          </table:table-cell>
          <table:table-cell office:value-type="string" calcext:value-type="string">
            <text:p>OUBADI,ITAC</text:p>
          </table:table-cell>
          <table:table-cell office:value-type="time" office:time-value="PT00H34M27S" calcext:value-type="time">
            <text:p>00:34:27</text:p>
          </table:table-cell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5" office:value-type="time" office:time-value="PT03H12M13S" calcext:value-type="time">
            <text:p>03:12:13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AVIGAL NICE SPORTS FEMME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ERATO,CHLOE</text:p>
          </table:table-cell>
          <table:table-cell table:style-name="ce5" office:value-type="time" office:time-value="PT00H21M41S" calcext:value-type="time">
            <text:p>00:21:41</text:p>
          </table:table-cell>
          <table:table-cell table:style-name="ce7" office:value-type="string" calcext:value-type="string">
            <text:p>PLAINFOSSE,HORTENSE</text:p>
          </table:table-cell>
          <table:table-cell table:style-name="ce5" office:value-type="time" office:time-value="PT00H43M39S" calcext:value-type="time">
            <text:p>00:43:39</text:p>
          </table:table-cell>
          <table:table-cell table:style-name="ce7" office:value-type="string" calcext:value-type="string">
            <text:p>ROUGIER,DOMINIQUE</text:p>
          </table:table-cell>
          <table:table-cell table:style-name="ce5" office:value-type="time" office:time-value="PT00H22M59S" calcext:value-type="time">
            <text:p>00:22:59</text:p>
          </table:table-cell>
          <table:table-cell table:style-name="ce7" office:value-type="string" calcext:value-type="string">
            <text:p>LIVET-WIROTH,EMMANUELLE</text:p>
          </table:table-cell>
          <table:table-cell table:style-name="ce5" office:value-type="time" office:time-value="PT00H47M27S" calcext:value-type="time">
            <text:p>00:47:27</text:p>
          </table:table-cell>
          <table:table-cell table:style-name="ce7" office:value-type="string" calcext:value-type="string">
            <text:p>GUIDARD,SYLVIE</text:p>
          </table:table-cell>
          <table:table-cell table:style-name="ce5" office:value-type="time" office:time-value="PT00H24M26S" calcext:value-type="time">
            <text:p>00:24:26</text:p>
          </table:table-cell>
          <table:table-cell table:style-name="ce7" office:value-type="string" calcext:value-type="string">
            <text:p>ATTARD,ILIADE</text:p>
          </table:table-cell>
          <table:table-cell table:style-name="ce5" office:value-type="time" office:time-value="PT00H32M01S" calcext:value-type="time">
            <text:p>00:32:01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time" office:time-value="PT03H14M40S" calcext:value-type="time">
            <text:p>03:14: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COV</text:p>
          </table:table-cell>
          <table:table-cell office:value-type="string" calcext:value-type="string">
            <text:p>M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OE,STEPHANIE</text:p>
          </table:table-cell>
          <table:table-cell office:value-type="time" office:time-value="PT00H27M54S" calcext:value-type="time">
            <text:p>00:27:54</text:p>
          </table:table-cell>
          <table:table-cell office:value-type="string" calcext:value-type="string">
            <text:p>PAZZAGLINI,BRUNO</text:p>
          </table:table-cell>
          <table:table-cell office:value-type="time" office:time-value="PT00H53M14S" calcext:value-type="time">
            <text:p>00:53:14</text:p>
          </table:table-cell>
          <table:table-cell office:value-type="string" calcext:value-type="string">
            <text:p>BRIAND,CHRISTINE</text:p>
          </table:table-cell>
          <table:table-cell office:value-type="time" office:time-value="PT00H30M48S" calcext:value-type="time">
            <text:p>00:30:48</text:p>
          </table:table-cell>
          <table:table-cell office:value-type="string" calcext:value-type="string">
            <text:p>LASSERRE,SANDRINE</text:p>
          </table:table-cell>
          <table:table-cell office:value-type="time" office:time-value="PT00H59M28S" calcext:value-type="time">
            <text:p>00:59:28</text:p>
          </table:table-cell>
          <table:table-cell office:value-type="string" calcext:value-type="string">
            <text:p>BAHON,JULIEN</text:p>
          </table:table-cell>
          <table:table-cell office:value-type="time" office:time-value="PT00H23M16S" calcext:value-type="time">
            <text:p>00:23:16</text:p>
          </table:table-cell>
          <table:table-cell office:value-type="string" calcext:value-type="string">
            <text:p>GARREAU-DE-LOUBRESSE,CHRISTOPHE</text:p>
          </table:table-cell>
          <table:table-cell table:style-name="ce1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time" office:time-value="PT03H14M45S" calcext:value-type="time">
            <text:p>03:14: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M BOYS</text:p>
          </table:table-cell>
          <table:table-cell office:value-type="string" calcext:value-type="string">
            <text:p>HO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MMEL,CHRISTOPHE</text:p>
          </table:table-cell>
          <table:table-cell office:value-type="time" office:time-value="PT00H22M12S" calcext:value-type="time">
            <text:p>00:22:12</text:p>
          </table:table-cell>
          <table:table-cell office:value-type="string" calcext:value-type="string">
            <text:p>DEBONO,THIERRY</text:p>
          </table:table-cell>
          <table:table-cell office:value-type="time" office:time-value="PT00H39M09S" calcext:value-type="time">
            <text:p>00:39:09</text:p>
          </table:table-cell>
          <table:table-cell office:value-type="string" calcext:value-type="string">
            <text:p>CABROL,CYRIL</text:p>
          </table:table-cell>
          <table:table-cell office:value-type="time" office:time-value="PT00H25M04S" calcext:value-type="time">
            <text:p>00:25:04</text:p>
          </table:table-cell>
          <table:table-cell office:value-type="string" calcext:value-type="string">
            <text:p>PEURON,ANTONIN</text:p>
          </table:table-cell>
          <table:table-cell office:value-type="time" office:time-value="PT00H47M46S" calcext:value-type="time">
            <text:p>00:47:46</text:p>
          </table:table-cell>
          <table:table-cell office:value-type="string" calcext:value-type="string">
            <text:p>HARCHI,FOUZI</text:p>
          </table:table-cell>
          <table:table-cell office:value-type="time" office:time-value="PT00H20M42S" calcext:value-type="time">
            <text:p>00:20:42</text:p>
          </table:table-cell>
          <table:table-cell office:value-type="string" calcext:value-type="string">
            <text:p>WERNER,JEAN-PIERRE</text:p>
          </table:table-cell>
          <table:table-cell office:value-type="time" office:time-value="PT00H39M52S" calcext:value-type="time">
            <text:p>00:39:5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time" office:time-value="PT03H15M20S" calcext:value-type="time">
            <text:p>03:15: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S K 2 KONTRON</text:p>
          </table:table-cell>
          <table:table-cell office:value-type="string" calcext:value-type="string">
            <text:p>EN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ARRO,MURIEL</text:p>
          </table:table-cell>
          <table:table-cell office:value-type="time" office:time-value="PT00H20M56S" calcext:value-type="time">
            <text:p>00:20:56</text:p>
          </table:table-cell>
          <table:table-cell office:value-type="string" calcext:value-type="string">
            <text:p>BULOZ,GILLES</text:p>
          </table:table-cell>
          <table:table-cell office:value-type="time" office:time-value="PT00H41M48S" calcext:value-type="time">
            <text:p>00:41:48</text:p>
          </table:table-cell>
          <table:table-cell office:value-type="string" calcext:value-type="string">
            <text:p>DANOS,CAROLINE</text:p>
          </table:table-cell>
          <table:table-cell office:value-type="time" office:time-value="PT00H26M25S" calcext:value-type="time">
            <text:p>00:26:25</text:p>
          </table:table-cell>
          <table:table-cell office:value-type="string" calcext:value-type="string">
            <text:p>MILAN,EMMANUEL</text:p>
          </table:table-cell>
          <table:table-cell office:value-type="time" office:time-value="PT00H51M34S" calcext:value-type="time">
            <text:p>00:51:34</text:p>
          </table:table-cell>
          <table:table-cell office:value-type="string" calcext:value-type="string">
            <text:p>COLLIN,YANNICK</text:p>
          </table:table-cell>
          <table:table-cell office:value-type="time" office:time-value="PT00H24M07S" calcext:value-type="time">
            <text:p>00:24:07</text:p>
          </table:table-cell>
          <table:table-cell office:value-type="string" calcext:value-type="string">
            <text:p>ROUX,VICTOR</text:p>
          </table:table-cell>
          <table:table-cell office:value-type="time" office:time-value="PT00H30M30S" calcext:value-type="time">
            <text:p>00:30:3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time" office:time-value="PT03H15M39S" calcext:value-type="time">
            <text:p>03:15: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ALES TEAM 2</text:p>
          </table:table-cell>
          <table:table-cell office:value-type="string" calcext:value-type="string">
            <text:p>EN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AU,CHRISTOPHE</text:p>
          </table:table-cell>
          <table:table-cell office:value-type="time" office:time-value="PT00H32M01S" calcext:value-type="time">
            <text:p>00:32:01</text:p>
          </table:table-cell>
          <table:table-cell office:value-type="string" calcext:value-type="string">
            <text:p>VANLEENE,MICKAEL</text:p>
          </table:table-cell>
          <table:table-cell office:value-type="time" office:time-value="PT00H54M39S" calcext:value-type="time">
            <text:p>00:54:39</text:p>
          </table:table-cell>
          <table:table-cell office:value-type="string" calcext:value-type="string">
            <text:p>BRIERE,MARIE</text:p>
          </table:table-cell>
          <table:table-cell office:value-type="time" office:time-value="PT00H27M15S" calcext:value-type="time">
            <text:p>00:27:15</text:p>
          </table:table-cell>
          <table:table-cell office:value-type="string" calcext:value-type="string">
            <text:p>MARTIN,NICOLAS</text:p>
          </table:table-cell>
          <table:table-cell office:value-type="time" office:time-value="PT00H49M35S" calcext:value-type="time">
            <text:p>00:49:35</text:p>
          </table:table-cell>
          <table:table-cell office:value-type="string" calcext:value-type="string">
            <text:p>CARBONI,JEAN</text:p>
          </table:table-cell>
          <table:table-cell office:value-type="time" office:time-value="PT00H32M09S" calcext:value-type="time">
            <text:p>00:32:09</text:p>
          </table:table-cell>
          <table:table-cell office:value-type="string" calcext:value-type="string">
            <text:p>BOURDEAU,ROMAIN</text:p>
          </table:table-cell>
          <table:table-cell table:style-name="ce1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time" office:time-value="PT03H15M49S" calcext:value-type="time">
            <text:p>03:15:4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RBAN RUNNERS 3</text:p>
          </table:table-cell>
          <table:table-cell office:value-type="string" calcext:value-type="string">
            <text:p>HO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LINA,DAMIEN</text:p>
          </table:table-cell>
          <table:table-cell office:value-type="time" office:time-value="PT00H19M42S" calcext:value-type="time">
            <text:p>00:19:42</text:p>
          </table:table-cell>
          <table:table-cell office:value-type="string" calcext:value-type="string">
            <text:p>MORIN,LIONEL</text:p>
          </table:table-cell>
          <table:table-cell office:value-type="time" office:time-value="PT00H44M07S" calcext:value-type="time">
            <text:p>00:44:07</text:p>
          </table:table-cell>
          <table:table-cell office:value-type="string" calcext:value-type="string">
            <text:p>LASSALLE,THOMAS</text:p>
          </table:table-cell>
          <table:table-cell office:value-type="time" office:time-value="PT00H21M48S" calcext:value-type="time">
            <text:p>00:21:48</text:p>
          </table:table-cell>
          <table:table-cell office:value-type="string" calcext:value-type="string">
            <text:p>MITTENNE,KEVIN</text:p>
          </table:table-cell>
          <table:table-cell office:value-type="time" office:time-value="PT00H52M00S" calcext:value-type="time">
            <text:p>00:52:00</text:p>
          </table:table-cell>
          <table:table-cell office:value-type="string" calcext:value-type="string">
            <text:p>GRENIER,CELINE</text:p>
          </table:table-cell>
          <table:table-cell office:value-type="time" office:time-value="PT00H23M56S" calcext:value-type="time">
            <text:p>00:23:56</text:p>
          </table:table-cell>
          <table:table-cell office:value-type="string" calcext:value-type="string">
            <text:p>LAUGIER,GILBERT</text:p>
          </table:table-cell>
          <table:table-cell office:value-type="time" office:time-value="PT00H34M16S" calcext:value-type="time">
            <text:p>00:34:1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3H17M53S" calcext:value-type="time">
            <text:p>03:17: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X FOURS 2</text:p>
          </table:table-cell>
          <table:table-cell office:value-type="string" calcext:value-type="string">
            <text:p>M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VANT,VINCENT</text:p>
          </table:table-cell>
          <table:table-cell office:value-type="time" office:time-value="PT00H23M12S" calcext:value-type="time">
            <text:p>00:23:12</text:p>
          </table:table-cell>
          <table:table-cell office:value-type="string" calcext:value-type="string">
            <text:p>LEROY,MARC</text:p>
          </table:table-cell>
          <table:table-cell office:value-type="time" office:time-value="PT00H47M23S" calcext:value-type="time">
            <text:p>00:47:23</text:p>
          </table:table-cell>
          <table:table-cell office:value-type="string" calcext:value-type="string">
            <text:p>DI-MARTINO,LAURA</text:p>
          </table:table-cell>
          <table:table-cell office:value-type="time" office:time-value="PT00H25M09S" calcext:value-type="time">
            <text:p>00:25:09</text:p>
          </table:table-cell>
          <table:table-cell office:value-type="string" calcext:value-type="string">
            <text:p>BIRONNEAU,MANUEL</text:p>
          </table:table-cell>
          <table:table-cell office:value-type="time" office:time-value="PT00H43M10S" calcext:value-type="time">
            <text:p>00:43:10</text:p>
          </table:table-cell>
          <table:table-cell office:value-type="string" calcext:value-type="string">
            <text:p>LE-GARREC,CHLOE</text:p>
          </table:table-cell>
          <table:table-cell office:value-type="time" office:time-value="PT00H23M37S" calcext:value-type="time">
            <text:p>00:23:37</text:p>
          </table:table-cell>
          <table:table-cell office:value-type="string" calcext:value-type="string">
            <text:p>CARADEC,VANESSA</text:p>
          </table:table-cell>
          <table:table-cell office:value-type="time" office:time-value="PT00H35M22S" calcext:value-type="time">
            <text:p>00:35:22</text:p>
          </table:table-cell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5" office:value-type="time" office:time-value="PT03H19M15S" calcext:value-type="time">
            <text:p>03:19:15</text:p>
          </table:table-cell>
          <table:table-cell table:style-name="ce3" office:value-type="float" office:value="69" calcext:value-type="float">
            <text:p>69</text:p>
          </table:table-cell>
          <table:table-cell table:style-name="ce7" office:value-type="string" calcext:value-type="string">
            <text:p>SPEEDY GIRLS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ALENTI,CHRISTEL</text:p>
          </table:table-cell>
          <table:table-cell table:style-name="ce5" office:value-type="time" office:time-value="PT00H30M22S" calcext:value-type="time">
            <text:p>00:30:22</text:p>
          </table:table-cell>
          <table:table-cell table:style-name="ce7" office:value-type="string" calcext:value-type="string">
            <text:p>BY,EVELYNE</text:p>
          </table:table-cell>
          <table:table-cell table:style-name="ce5" office:value-type="time" office:time-value="PT00H54M48S" calcext:value-type="time">
            <text:p>00:54:48</text:p>
          </table:table-cell>
          <table:table-cell table:style-name="ce7" office:value-type="string" calcext:value-type="string">
            <text:p>BENNEACER,NACERA</text:p>
          </table:table-cell>
          <table:table-cell table:style-name="ce5" office:value-type="time" office:time-value="PT00H28M40S" calcext:value-type="time">
            <text:p>00:28:40</text:p>
          </table:table-cell>
          <table:table-cell table:style-name="ce7" office:value-type="string" calcext:value-type="string">
            <text:p>VOTJA,BETTINA</text:p>
          </table:table-cell>
          <table:table-cell table:style-name="ce5" office:value-type="time" office:time-value="PT00H52M09S" calcext:value-type="time">
            <text:p>00:52:09</text:p>
          </table:table-cell>
          <table:table-cell table:style-name="ce7" office:value-type="string" calcext:value-type="string">
            <text:p>MERIOT,CLAIRE</text:p>
          </table:table-cell>
          <table:table-cell table:style-name="ce5" office:value-type="time" office:time-value="PT00H33M16S" calcext:value-type="time">
            <text:p>00:33:16</text:p>
          </table:table-cell>
          <table:table-cell table:style-name="ce7" office:value-type="string" calcext:value-type="string">
            <text:p>VOSTA,ALINE</text:p>
          </table:table-cell>
          <table:table-cell table:style-name="ce1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time" office:time-value="PT03H20M43S" calcext:value-type="time">
            <text:p>03:20: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 GARONNE 8</text:p>
          </table:table-cell>
          <table:table-cell office:value-type="string" calcext:value-type="string">
            <text:p>M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MARES,CARINA</text:p>
          </table:table-cell>
          <table:table-cell office:value-type="time" office:time-value="PT00H27M27S" calcext:value-type="time">
            <text:p>00:27:27</text:p>
          </table:table-cell>
          <table:table-cell office:value-type="string" calcext:value-type="string">
            <text:p>CLEMARES,AURELIEN</text:p>
          </table:table-cell>
          <table:table-cell office:value-type="time" office:time-value="PT00H44M07S" calcext:value-type="time">
            <text:p>00:44:07</text:p>
          </table:table-cell>
          <table:table-cell office:value-type="string" calcext:value-type="string">
            <text:p>PENTINAT,LYDIA</text:p>
          </table:table-cell>
          <table:table-cell office:value-type="time" office:time-value="PT00H30M35S" calcext:value-type="time">
            <text:p>00:30:35</text:p>
          </table:table-cell>
          <table:table-cell office:value-type="string" calcext:value-type="string">
            <text:p>CLEMARET,AURELIEN</text:p>
          </table:table-cell>
          <table:table-cell office:value-type="time" office:time-value="PT00H35M55S" calcext:value-type="time">
            <text:p>00:35:55</text:p>
          </table:table-cell>
          <table:table-cell office:value-type="string" calcext:value-type="string">
            <text:p>SAMOU,VANESSA</text:p>
          </table:table-cell>
          <table:table-cell office:value-type="time" office:time-value="PT00H27M07S" calcext:value-type="time">
            <text:p>00:27:07</text:p>
          </table:table-cell>
          <table:table-cell office:value-type="string" calcext:value-type="string">
            <text:p>BAUDE,JEAN-PIERRE</text:p>
          </table:table-cell>
          <table:table-cell office:value-type="time" office:time-value="PT00H35M32S" calcext:value-type="time">
            <text:p>00:35: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3H20M47S" calcext:value-type="time">
            <text:p>03:20: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TROPOLE TPM-PORTS</text:p>
          </table:table-cell>
          <table:table-cell office:value-type="string" calcext:value-type="string">
            <text:p>EN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OLEUR,GABRIEL</text:p>
          </table:table-cell>
          <table:table-cell office:value-type="time" office:time-value="PT00H21M37S" calcext:value-type="time">
            <text:p>00:21:37</text:p>
          </table:table-cell>
          <table:table-cell office:value-type="string" calcext:value-type="string">
            <text:p>LABOUBE,ERIC</text:p>
          </table:table-cell>
          <table:table-cell office:value-type="time" office:time-value="PT00H39M53S" calcext:value-type="time">
            <text:p>00:39:53</text:p>
          </table:table-cell>
          <table:table-cell office:value-type="string" calcext:value-type="string">
            <text:p>AREND,REBECCA</text:p>
          </table:table-cell>
          <table:table-cell office:value-type="time" office:time-value="PT00H25M19S" calcext:value-type="time">
            <text:p>00:25:19</text:p>
          </table:table-cell>
          <table:table-cell office:value-type="string" calcext:value-type="string">
            <text:p>ESCARBASSIERE,DAMIEN</text:p>
          </table:table-cell>
          <table:table-cell office:value-type="time" office:time-value="PT00H46M35S" calcext:value-type="time">
            <text:p>00:46:35</text:p>
          </table:table-cell>
          <table:table-cell office:value-type="string" calcext:value-type="string">
            <text:p>AUBRY,THIERRY</text:p>
          </table:table-cell>
          <table:table-cell office:value-type="time" office:time-value="PT00H31M01S" calcext:value-type="time">
            <text:p>00:31:01</text:p>
          </table:table-cell>
          <table:table-cell office:value-type="string" calcext:value-type="string">
            <text:p>ACKLAND,CHRISTOPHER</text:p>
          </table:table-cell>
          <table:table-cell office:value-type="time" office:time-value="PT00H36M22S" calcext:value-type="time">
            <text:p>00:36:22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time" office:time-value="PT03H21M17S" calcext:value-type="time">
            <text:p>03:21: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VAG 1</text:p>
          </table:table-cell>
          <table:table-cell office:value-type="string" calcext:value-type="string">
            <text:p>H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RIN,FLORENT</text:p>
          </table:table-cell>
          <table:table-cell office:value-type="time" office:time-value="PT00H24M26S" calcext:value-type="time">
            <text:p>00:24:26</text:p>
          </table:table-cell>
          <table:table-cell office:value-type="string" calcext:value-type="string">
            <text:p>MUGNIER,THIERRY</text:p>
          </table:table-cell>
          <table:table-cell office:value-type="time" office:time-value="PT00H45M29S" calcext:value-type="time">
            <text:p>00:45:29</text:p>
          </table:table-cell>
          <table:table-cell office:value-type="string" calcext:value-type="string">
            <text:p>LEBERT,JEAN-MARIE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MAURENT,ANTHONY</text:p>
          </table:table-cell>
          <table:table-cell office:value-type="time" office:time-value="PT00H43M27S" calcext:value-type="time">
            <text:p>00:43:27</text:p>
          </table:table-cell>
          <table:table-cell office:value-type="string" calcext:value-type="string">
            <text:p>PETIT,PHILIPPE</text:p>
          </table:table-cell>
          <table:table-cell office:value-type="time" office:time-value="PT00H24M42S" calcext:value-type="time">
            <text:p>00:24:42</text:p>
          </table:table-cell>
          <table:table-cell office:value-type="string" calcext:value-type="string">
            <text:p>TRIBOULET,BERNARD</text:p>
          </table:table-cell>
          <table:table-cell office:value-type="time" office:time-value="PT00H33M13S" calcext:value-type="time">
            <text:p>00:33:1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3H21M36S" calcext:value-type="time">
            <text:p>03:21: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TURE TRAIL VIDAUBAN 2</text:p>
          </table:table-cell>
          <table:table-cell office:value-type="string" calcext:value-type="string">
            <text:p>MI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RISTOFARO,NATHALIE</text:p>
          </table:table-cell>
          <table:table-cell office:value-type="time" office:time-value="PT00H28M27S" calcext:value-type="time">
            <text:p>00:28:27</text:p>
          </table:table-cell>
          <table:table-cell office:value-type="string" calcext:value-type="string">
            <text:p>DUDOUT,JULIEN</text:p>
          </table:table-cell>
          <table:table-cell office:value-type="time" office:time-value="PT00H40M31S" calcext:value-type="time">
            <text:p>00:40:31</text:p>
          </table:table-cell>
          <table:table-cell office:value-type="string" calcext:value-type="string">
            <text:p>BROCHOT,VIRGINE</text:p>
          </table:table-cell>
          <table:table-cell office:value-type="time" office:time-value="PT00H24M11S" calcext:value-type="time">
            <text:p>00:24:11</text:p>
          </table:table-cell>
          <table:table-cell office:value-type="string" calcext:value-type="string">
            <text:p>CHIAPPERO,PATRICK</text:p>
          </table:table-cell>
          <table:table-cell office:value-type="time" office:time-value="PT00H45M18S" calcext:value-type="time">
            <text:p>00:45:18</text:p>
          </table:table-cell>
          <table:table-cell office:value-type="string" calcext:value-type="string">
            <text:p>LANGLET,SYLVIE</text:p>
          </table:table-cell>
          <table:table-cell office:value-type="time" office:time-value="PT00H28M18S" calcext:value-type="time">
            <text:p>00:28:18</text:p>
          </table:table-cell>
          <table:table-cell office:value-type="string" calcext:value-type="string">
            <text:p>FERMIER,GISELE</text:p>
          </table:table-cell>
          <table:table-cell office:value-type="time" office:time-value="PT00H34M51S" calcext:value-type="time">
            <text:p>00:34:5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time" office:time-value="PT03H22M47S" calcext:value-type="time">
            <text:p>03:22:4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M AIA CP</text:p>
          </table:table-cell>
          <table:table-cell office:value-type="string" calcext:value-type="string">
            <text:p>M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BRONNE,JULIEN</text:p>
          </table:table-cell>
          <table:table-cell office:value-type="time" office:time-value="PT00H24M23S" calcext:value-type="time">
            <text:p>00:24:23</text:p>
          </table:table-cell>
          <table:table-cell office:value-type="string" calcext:value-type="string">
            <text:p>BREMOND,JEREMY</text:p>
          </table:table-cell>
          <table:table-cell office:value-type="time" office:time-value="PT00H44M41S" calcext:value-type="time">
            <text:p>00:44:41</text:p>
          </table:table-cell>
          <table:table-cell office:value-type="string" calcext:value-type="string">
            <text:p>JAEN,CORALIE</text:p>
          </table:table-cell>
          <table:table-cell office:value-type="time" office:time-value="PT00H24M41S" calcext:value-type="time">
            <text:p>00:24:41</text:p>
          </table:table-cell>
          <table:table-cell office:value-type="string" calcext:value-type="string">
            <text:p>DESSARTHE,FREDERIC</text:p>
          </table:table-cell>
          <table:table-cell office:value-type="time" office:time-value="PT00H48M33S" calcext:value-type="time">
            <text:p>00:48:33</text:p>
          </table:table-cell>
          <table:table-cell office:value-type="string" calcext:value-type="string">
            <text:p>PROD'HOMME,PIERRE</text:p>
          </table:table-cell>
          <table:table-cell office:value-type="time" office:time-value="PT00H23M47S" calcext:value-type="time">
            <text:p>00:23:47</text:p>
          </table:table-cell>
          <table:table-cell office:value-type="string" calcext:value-type="string">
            <text:p>DELORME,ALEXIS</text:p>
          </table:table-cell>
          <table:table-cell office:value-type="time" office:time-value="PT00H36M42S" calcext:value-type="time">
            <text:p>00:36:4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3H24M01S" calcext:value-type="time">
            <text:p>03:24: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SNA</text:p>
          </table:table-cell>
          <table:table-cell office:value-type="string" calcext:value-type="string">
            <text:p>M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MOUR,ARNAUD</text:p>
          </table:table-cell>
          <table:table-cell office:value-type="time" office:time-value="PT00H23M39S" calcext:value-type="time">
            <text:p>00:23:39</text:p>
          </table:table-cell>
          <table:table-cell office:value-type="string" calcext:value-type="string">
            <text:p>BLANCHARD,CLAUDE</text:p>
          </table:table-cell>
          <table:table-cell office:value-type="time" office:time-value="PT00H45M01S" calcext:value-type="time">
            <text:p>00:45:01</text:p>
          </table:table-cell>
          <table:table-cell office:value-type="string" calcext:value-type="string">
            <text:p>CHAPELLE-PRUDHOMME,REMY</text:p>
          </table:table-cell>
          <table:table-cell office:value-type="time" office:time-value="PT00H22M38S" calcext:value-type="time">
            <text:p>00:22:38</text:p>
          </table:table-cell>
          <table:table-cell office:value-type="string" calcext:value-type="string">
            <text:p>THERENE,MARTIN</text:p>
          </table:table-cell>
          <table:table-cell office:value-type="time" office:time-value="PT00H49M37S" calcext:value-type="time">
            <text:p>00:49:37</text:p>
          </table:table-cell>
          <table:table-cell office:value-type="string" calcext:value-type="string">
            <text:p>KERN,YANNICK</text:p>
          </table:table-cell>
          <table:table-cell office:value-type="time" office:time-value="PT00H23M35S" calcext:value-type="time">
            <text:p>00:23:35</text:p>
          </table:table-cell>
          <table:table-cell office:value-type="string" calcext:value-type="string">
            <text:p>TABACCHI,JEREMY</text:p>
          </table:table-cell>
          <table:table-cell office:value-type="time" office:time-value="PT00H39M31S" calcext:value-type="time">
            <text:p>00:39:3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time" office:time-value="PT03H24M43S" calcext:value-type="time">
            <text:p>03:24: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FAF 2</text:p>
          </table:table-cell>
          <table:table-cell office:value-type="string" calcext:value-type="string">
            <text:p>M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GAN,AURELIE</text:p>
          </table:table-cell>
          <table:table-cell office:value-type="time" office:time-value="PT00H26M02S" calcext:value-type="time">
            <text:p>00:26:02</text:p>
          </table:table-cell>
          <table:table-cell office:value-type="string" calcext:value-type="string">
            <text:p>HERBIN,YANNICK</text:p>
          </table:table-cell>
          <table:table-cell office:value-type="time" office:time-value="PT00H39M54S" calcext:value-type="time">
            <text:p>00:39:54</text:p>
          </table:table-cell>
          <table:table-cell office:value-type="string" calcext:value-type="string">
            <text:p>FLORENTIN,ALAIN</text:p>
          </table:table-cell>
          <table:table-cell office:value-type="time" office:time-value="PT00H30M23S" calcext:value-type="time">
            <text:p>00:30:23</text:p>
          </table:table-cell>
          <table:table-cell office:value-type="string" calcext:value-type="string">
            <text:p>SOLANO,PATRICK</text:p>
          </table:table-cell>
          <table:table-cell office:value-type="time" office:time-value="PT00H42M32S" calcext:value-type="time">
            <text:p>00:42:32</text:p>
          </table:table-cell>
          <table:table-cell office:value-type="string" calcext:value-type="string">
            <text:p>GOUJAT,ANGELIQUE</text:p>
          </table:table-cell>
          <table:table-cell office:value-type="time" office:time-value="PT00H27M27S" calcext:value-type="time">
            <text:p>00:27:27</text:p>
          </table:table-cell>
          <table:table-cell office:value-type="string" calcext:value-type="string">
            <text:p>VAUTIER,GEROME</text:p>
          </table:table-cell>
          <table:table-cell office:value-type="time" office:time-value="PT00H38M25S" calcext:value-type="time">
            <text:p>00:38:2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3H25M26S" calcext:value-type="time">
            <text:p>03:25: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P GARONNE 7</text:p>
          </table:table-cell>
          <table:table-cell office:value-type="string" calcext:value-type="string">
            <text:p>MI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AUMONI,MARIE-JEANNE</text:p>
          </table:table-cell>
          <table:table-cell office:value-type="time" office:time-value="PT00H25M56S" calcext:value-type="time">
            <text:p>00:25:56</text:p>
          </table:table-cell>
          <table:table-cell office:value-type="string" calcext:value-type="string">
            <text:p>CARVALHO,FREDERIC</text:p>
          </table:table-cell>
          <table:table-cell office:value-type="time" office:time-value="PT00H40M26S" calcext:value-type="time">
            <text:p>00:40:26</text:p>
          </table:table-cell>
          <table:table-cell office:value-type="string" calcext:value-type="string">
            <text:p>POLETTI,GHYSLAINE</text:p>
          </table:table-cell>
          <table:table-cell office:value-type="time" office:time-value="PT00H33M14S" calcext:value-type="time">
            <text:p>00:33:14</text:p>
          </table:table-cell>
          <table:table-cell office:value-type="string" calcext:value-type="string">
            <text:p>GAVALRON,CLEMENT</text:p>
          </table:table-cell>
          <table:table-cell office:value-type="time" office:time-value="PT00H40M32S" calcext:value-type="time">
            <text:p>00:40:32</text:p>
          </table:table-cell>
          <table:table-cell office:value-type="string" calcext:value-type="string">
            <text:p>VIZIER,JULIETTE</text:p>
          </table:table-cell>
          <table:table-cell office:value-type="time" office:time-value="PT00H24M03S" calcext:value-type="time">
            <text:p>00:24:03</text:p>
          </table:table-cell>
          <table:table-cell office:value-type="string" calcext:value-type="string">
            <text:p>ALLARD,DIDIER</text:p>
          </table:table-cell>
          <table:table-cell office:value-type="time" office:time-value="PT00H41M15S" calcext:value-type="time">
            <text:p>00:41:15</text:p>
          </table:table-cell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5" office:value-type="time" office:time-value="PT03H25M28S" calcext:value-type="time">
            <text:p>03:25:28</text:p>
          </table:table-cell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AGPM'S GIRLS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ITUELLO,MURIELLE</text:p>
          </table:table-cell>
          <table:table-cell table:style-name="ce5" office:value-type="time" office:time-value="PT00H31M10S" calcext:value-type="time">
            <text:p>00:31:10</text:p>
          </table:table-cell>
          <table:table-cell table:style-name="ce7" office:value-type="string" calcext:value-type="string">
            <text:p>GOUGIT,LEYLA</text:p>
          </table:table-cell>
          <table:table-cell table:style-name="ce5" office:value-type="time" office:time-value="PT00H53M49S" calcext:value-type="time">
            <text:p>00:53:49</text:p>
          </table:table-cell>
          <table:table-cell table:style-name="ce7" office:value-type="string" calcext:value-type="string">
            <text:p>MARCIALIS,SOPHIE</text:p>
          </table:table-cell>
          <table:table-cell table:style-name="ce5" office:value-type="time" office:time-value="PT00H28M25S" calcext:value-type="time">
            <text:p>00:28:25</text:p>
          </table:table-cell>
          <table:table-cell table:style-name="ce7" office:value-type="string" calcext:value-type="string">
            <text:p>CASSAR,DELPHINE</text:p>
          </table:table-cell>
          <table:table-cell table:style-name="ce5" office:value-type="time" office:time-value="PT00H54M02S" calcext:value-type="time">
            <text:p>00:54:02</text:p>
          </table:table-cell>
          <table:table-cell table:style-name="ce7" office:value-type="string" calcext:value-type="string">
            <text:p>AMADIO,BRIGITTE</text:p>
          </table:table-cell>
          <table:table-cell table:style-name="ce5" office:value-type="time" office:time-value="PT00H38M02S" calcext:value-type="time">
            <text:p>00:38:02</text:p>
          </table:table-cell>
          <table:table-cell table:style-name="ce7" office:value-type="string" calcext:value-type="string">
            <text:p>COPPOLA,CAROLINE</text:p>
          </table:table-cell>
          <table:table-cell table:style-name="ce11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time" office:time-value="PT03H25M45S" calcext:value-type="time">
            <text:p>03:25: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RBAN RUNNERS DU DIMANCHE</text:p>
          </table:table-cell>
          <table:table-cell office:value-type="string" calcext:value-type="string">
            <text:p>MI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NELLE,SARAH</text:p>
          </table:table-cell>
          <table:table-cell office:value-type="time" office:time-value="PT00H24M49S" calcext:value-type="time">
            <text:p>00:24:49</text:p>
          </table:table-cell>
          <table:table-cell office:value-type="string" calcext:value-type="string">
            <text:p>JANS,ANTONY</text:p>
          </table:table-cell>
          <table:table-cell office:value-type="time" office:time-value="PT00H45M24S" calcext:value-type="time">
            <text:p>00:45:24</text:p>
          </table:table-cell>
          <table:table-cell office:value-type="string" calcext:value-type="string">
            <text:p>GRENIER,CHRISTINE</text:p>
          </table:table-cell>
          <table:table-cell office:value-type="time" office:time-value="PT00H27M12S" calcext:value-type="time">
            <text:p>00:27:12</text:p>
          </table:table-cell>
          <table:table-cell office:value-type="string" calcext:value-type="string">
            <text:p>CHALEYSSIN,MORGANE</text:p>
          </table:table-cell>
          <table:table-cell office:value-type="time" office:time-value="PT00H52M50S" calcext:value-type="time">
            <text:p>00:52:50</text:p>
          </table:table-cell>
          <table:table-cell office:value-type="string" calcext:value-type="string">
            <text:p>GRENIER,GILLES</text:p>
          </table:table-cell>
          <table:table-cell office:value-type="time" office:time-value="PT00H22M54S" calcext:value-type="time">
            <text:p>00:22:54</text:p>
          </table:table-cell>
          <table:table-cell office:value-type="string" calcext:value-type="string">
            <text:p>BEAUCHARD,QUENTIN</text:p>
          </table:table-cell>
          <table:table-cell office:value-type="time" office:time-value="PT00H32M36S" calcext:value-type="time">
            <text:p>00:32:36</text:p>
          </table:table-cell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5" office:value-type="time" office:time-value="PT03H26M39S" calcext:value-type="time">
            <text:p>03:26:39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CSMS LA SEYNE FEMMES RUNNING L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GIMENEZ,MARTINE</text:p>
          </table:table-cell>
          <table:table-cell table:style-name="ce5" office:value-type="time" office:time-value="PT00H25M52S" calcext:value-type="time">
            <text:p>00:25:52</text:p>
          </table:table-cell>
          <table:table-cell table:style-name="ce7" office:value-type="string" calcext:value-type="string">
            <text:p>LENCAUCHEZ,MARIE-CLAIRE</text:p>
          </table:table-cell>
          <table:table-cell table:style-name="ce5" office:value-type="time" office:time-value="PT00H59M21S" calcext:value-type="time">
            <text:p>00:59:21</text:p>
          </table:table-cell>
          <table:table-cell table:style-name="ce7" office:value-type="string" calcext:value-type="string">
            <text:p>BRESSAN,MARTINE</text:p>
          </table:table-cell>
          <table:table-cell table:style-name="ce5" office:value-type="time" office:time-value="PT00H28M45S" calcext:value-type="time">
            <text:p>00:28:45</text:p>
          </table:table-cell>
          <table:table-cell table:style-name="ce7" office:value-type="string" calcext:value-type="string">
            <text:p>DUTERNE,KARIN</text:p>
          </table:table-cell>
          <table:table-cell table:style-name="ce5" office:value-type="time" office:time-value="PT01H04M14S" calcext:value-type="time">
            <text:p>01:04:14</text:p>
          </table:table-cell>
          <table:table-cell table:style-name="ce7" office:value-type="string" calcext:value-type="string">
            <text:p>COLIN,FLORENCE</text:p>
          </table:table-cell>
          <table:table-cell table:style-name="ce5" office:value-type="time" office:time-value="PT00H28M27S" calcext:value-type="time">
            <text:p>00:28:27</text:p>
          </table:table-cell>
          <table:table-cell table:style-name="ce7" office:value-type="string" calcext:value-type="string">
            <text:p>N'GUYEN-VAN,CHRISTELLE</text:p>
          </table:table-cell>
          <table:table-cell table:style-name="ce11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time" office:time-value="PT03H26M59S" calcext:value-type="time">
            <text:p>03:26:5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OS HYERES FEMININE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LOUIS,CELINE</text:p>
          </table:table-cell>
          <table:table-cell table:style-name="ce5" office:value-type="time" office:time-value="PT00H21M01S" calcext:value-type="time">
            <text:p>00:21:01</text:p>
          </table:table-cell>
          <table:table-cell table:style-name="ce7" office:value-type="string" calcext:value-type="string">
            <text:p>DIALLO,SOPHIE</text:p>
          </table:table-cell>
          <table:table-cell table:style-name="ce5" office:value-type="time" office:time-value="PT00H49M15S" calcext:value-type="time">
            <text:p>00:49:15</text:p>
          </table:table-cell>
          <table:table-cell table:style-name="ce7" office:value-type="string" calcext:value-type="string">
            <text:p>BERENGUIER,STEPHANIE</text:p>
          </table:table-cell>
          <table:table-cell table:style-name="ce5" office:value-type="time" office:time-value="PT00H29M47S" calcext:value-type="time">
            <text:p>00:29:47</text:p>
          </table:table-cell>
          <table:table-cell table:style-name="ce7" office:value-type="string" calcext:value-type="string">
            <text:p>FRANC-IGNACE,CATHERINE</text:p>
          </table:table-cell>
          <table:table-cell table:style-name="ce5" office:value-type="time" office:time-value="PT00H44M26S" calcext:value-type="time">
            <text:p>00:44:26</text:p>
          </table:table-cell>
          <table:table-cell table:style-name="ce7" office:value-type="string" calcext:value-type="string">
            <text:p>NUGUE,SYLVIE</text:p>
          </table:table-cell>
          <table:table-cell table:style-name="ce5" office:value-type="time" office:time-value="PT00H27M18S" calcext:value-type="time">
            <text:p>00:27:18</text:p>
          </table:table-cell>
          <table:table-cell table:style-name="ce7" office:value-type="string" calcext:value-type="string">
            <text:p>MOREAU,CELINE</text:p>
          </table:table-cell>
          <table:table-cell table:style-name="ce5" office:value-type="time" office:time-value="PT00H35M12S" calcext:value-type="time">
            <text:p>00:35:12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time" office:time-value="PT03H28M36S" calcext:value-type="time">
            <text:p>03:28: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VAG 2</text:p>
          </table:table-cell>
          <table:table-cell office:value-type="string" calcext:value-type="string">
            <text:p>MI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BERT,CLAUDINE</text:p>
          </table:table-cell>
          <table:table-cell office:value-type="time" office:time-value="PT00H24M46S" calcext:value-type="time">
            <text:p>00:24:46</text:p>
          </table:table-cell>
          <table:table-cell office:value-type="string" calcext:value-type="string">
            <text:p>BETOU,FREDERIC</text:p>
          </table:table-cell>
          <table:table-cell office:value-type="time" office:time-value="PT00H42M12S" calcext:value-type="time">
            <text:p>00:42:12</text:p>
          </table:table-cell>
          <table:table-cell office:value-type="string" calcext:value-type="string">
            <text:p>CHEVALIER,KARINE</text:p>
          </table:table-cell>
          <table:table-cell office:value-type="time" office:time-value="PT00H27M02S" calcext:value-type="time">
            <text:p>00:27:02</text:p>
          </table:table-cell>
          <table:table-cell office:value-type="string" calcext:value-type="string">
            <text:p>GUIGUES,ALLYSON</text:p>
          </table:table-cell>
          <table:table-cell office:value-type="time" office:time-value="PT00H49M06S" calcext:value-type="time">
            <text:p>00:49:06</text:p>
          </table:table-cell>
          <table:table-cell office:value-type="string" calcext:value-type="string">
            <text:p>CHEMIN,LAURENCE</text:p>
          </table:table-cell>
          <table:table-cell office:value-type="time" office:time-value="PT00H30M09S" calcext:value-type="time">
            <text:p>00:30:09</text:p>
          </table:table-cell>
          <table:table-cell office:value-type="string" calcext:value-type="string">
            <text:p>MAIRE,PHILIPPE</text:p>
          </table:table-cell>
          <table:table-cell office:value-type="time" office:time-value="PT00H35M21S" calcext:value-type="time">
            <text:p>00:35:2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3H28M42S" calcext:value-type="time">
            <text:p>03:28:4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TURE TRAIL VIDAUBAN 1</text:p>
          </table:table-cell>
          <table:table-cell office:value-type="string" calcext:value-type="string">
            <text:p>MI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OCHARD,CECILE</text:p>
          </table:table-cell>
          <table:table-cell office:value-type="time" office:time-value="PT00H33M15S" calcext:value-type="time">
            <text:p>00:33:15</text:p>
          </table:table-cell>
          <table:table-cell office:value-type="string" calcext:value-type="string">
            <text:p>MARQUIS,OLIVIER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HOURIEZ,PAULINE</text:p>
          </table:table-cell>
          <table:table-cell office:value-type="time" office:time-value="PT00H25M30S" calcext:value-type="time">
            <text:p>00:25:30</text:p>
          </table:table-cell>
          <table:table-cell office:value-type="string" calcext:value-type="string">
            <text:p>HOURIEZ,JACKY</text:p>
          </table:table-cell>
          <table:table-cell office:value-type="time" office:time-value="PT00H46M25S" calcext:value-type="time">
            <text:p>00:46:25</text:p>
          </table:table-cell>
          <table:table-cell office:value-type="string" calcext:value-type="string">
            <text:p>BOULLARD,CORINNE</text:p>
          </table:table-cell>
          <table:table-cell office:value-type="time" office:time-value="PT00H24M59S" calcext:value-type="time">
            <text:p>00:24:59</text:p>
          </table:table-cell>
          <table:table-cell office:value-type="string" calcext:value-type="string">
            <text:p>ORLANDINI,JEROME</text:p>
          </table:table-cell>
          <table:table-cell office:value-type="time" office:time-value="PT00H33M33S" calcext:value-type="time">
            <text:p>00:33:33</text:p>
          </table:table-cell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5" office:value-type="time" office:time-value="PT03H29M42S" calcext:value-type="time">
            <text:p>03:29:42</text:p>
          </table:table-cell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LAM GIRLS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FELLAH,SALIMA</text:p>
          </table:table-cell>
          <table:table-cell table:style-name="ce5" office:value-type="time" office:time-value="PT00H25M56S" calcext:value-type="time">
            <text:p>00:25:56</text:p>
          </table:table-cell>
          <table:table-cell table:style-name="ce7" office:value-type="string" calcext:value-type="string">
            <text:p>LE-MARREC,MARIE-HELENE</text:p>
          </table:table-cell>
          <table:table-cell table:style-name="ce5" office:value-type="time" office:time-value="PT00H59M32S" calcext:value-type="time">
            <text:p>00:59:32</text:p>
          </table:table-cell>
          <table:table-cell table:style-name="ce7" office:value-type="string" calcext:value-type="string">
            <text:p>BRUNO,VALERIE</text:p>
          </table:table-cell>
          <table:table-cell table:style-name="ce5" office:value-type="time" office:time-value="PT00H30M31S" calcext:value-type="time">
            <text:p>00:30:31</text:p>
          </table:table-cell>
          <table:table-cell table:style-name="ce7" office:value-type="string" calcext:value-type="string">
            <text:p>PEURON,CHRISTINE</text:p>
          </table:table-cell>
          <table:table-cell table:style-name="ce5" office:value-type="time" office:time-value="PT01H33M00S" calcext:value-type="time">
            <text:p>01:33:00</text:p>
          </table:table-cell>
          <table:table-cell table:style-name="ce7" office:value-type="string" calcext:value-type="string">
            <text:p>CHIATTELLA,NATHALIE</text:p>
          </table:table-cell>
          <table:table-cell table:style-name="ce5" office:value-type="time" office:time-value="PT00H00M43S" calcext:value-type="time">
            <text:p>00:00:43</text:p>
          </table:table-cell>
          <table:table-cell table:style-name="ce7" office:value-type="string" calcext:value-type="string">
            <text:p>HAMDANI,SARAH</text:p>
          </table:table-cell>
          <table:table-cell table:style-name="ce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time" office:time-value="PT03H31M09S" calcext:value-type="time">
            <text:p>03:31: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SMS LA SEYNE EQUIPE MIXTE 2</text:p>
          </table:table-cell>
          <table:table-cell office:value-type="string" calcext:value-type="string">
            <text:p>MI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GNIER,STEPHANIE</text:p>
          </table:table-cell>
          <table:table-cell office:value-type="time" office:time-value="PT00H30M49S" calcext:value-type="time">
            <text:p>00:30:49</text:p>
          </table:table-cell>
          <table:table-cell office:value-type="string" calcext:value-type="string">
            <text:p>BRINDEL,CAMILLE</text:p>
          </table:table-cell>
          <table:table-cell office:value-type="time" office:time-value="PT00H52M46S" calcext:value-type="time">
            <text:p>00:52:46</text:p>
          </table:table-cell>
          <table:table-cell office:value-type="string" calcext:value-type="string">
            <text:p>BERTHEZENE,DIDIER</text:p>
          </table:table-cell>
          <table:table-cell office:value-type="time" office:time-value="PT00H26M23S" calcext:value-type="time">
            <text:p>00:26:23</text:p>
          </table:table-cell>
          <table:table-cell office:value-type="string" calcext:value-type="string">
            <text:p>FREIXINHO,JORGE</text:p>
          </table:table-cell>
          <table:table-cell office:value-type="time" office:time-value="PT00H46M42S" calcext:value-type="time">
            <text:p>00:46:42</text:p>
          </table:table-cell>
          <table:table-cell office:value-type="string" calcext:value-type="string">
            <text:p>CATANESE,LAURENCE</text:p>
          </table:table-cell>
          <table:table-cell office:value-type="time" office:time-value="PT00H23M55S" calcext:value-type="time">
            <text:p>00:23:55</text:p>
          </table:table-cell>
          <table:table-cell office:value-type="string" calcext:value-type="string">
            <text:p>LABAT,BENJAMIN</text:p>
          </table:table-cell>
          <table:table-cell office:value-type="time" office:time-value="PT00H30M34S" calcext:value-type="time">
            <text:p>00:30:34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time" office:time-value="PT03H31M14S" calcext:value-type="time">
            <text:p>03:31: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MI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ESNE,KEVIN</text:p>
          </table:table-cell>
          <table:table-cell office:value-type="time" office:time-value="PT00H23M53S" calcext:value-type="time">
            <text:p>00:23:53</text:p>
          </table:table-cell>
          <table:table-cell office:value-type="string" calcext:value-type="string">
            <text:p>CHAFFARD,ADELINE</text:p>
          </table:table-cell>
          <table:table-cell office:value-type="time" office:time-value="PT00H48M13S" calcext:value-type="time">
            <text:p>00:48:13</text:p>
          </table:table-cell>
          <table:table-cell office:value-type="string" calcext:value-type="string">
            <text:p>CARAYOL,JEAN-MICHEL</text:p>
          </table:table-cell>
          <table:table-cell office:value-type="time" office:time-value="PT00H31M06S" calcext:value-type="time">
            <text:p>00:31:06</text:p>
          </table:table-cell>
          <table:table-cell office:value-type="string" calcext:value-type="string">
            <text:p>DESCOULS,VINCENT</text:p>
          </table:table-cell>
          <table:table-cell office:value-type="time" office:time-value="PT00H43M16S" calcext:value-type="time">
            <text:p>00:43:16</text:p>
          </table:table-cell>
          <table:table-cell office:value-type="string" calcext:value-type="string">
            <text:p>LAUZE,AURELIE</text:p>
          </table:table-cell>
          <table:table-cell office:value-type="time" office:time-value="PT00H26M54S" calcext:value-type="time">
            <text:p>00:26:54</text:p>
          </table:table-cell>
          <table:table-cell office:value-type="string" calcext:value-type="string">
            <text:p>LAROQUE,MANON</text:p>
          </table:table-cell>
          <table:table-cell office:value-type="time" office:time-value="PT00H37M52S" calcext:value-type="time">
            <text:p>00:37:5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3H31M33S" calcext:value-type="time">
            <text:p>03:31:3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PEEDY BOYS</text:p>
          </table:table-cell>
          <table:table-cell office:value-type="string" calcext:value-type="string">
            <text:p>HO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GUENNEC,ALEXANDRE</text:p>
          </table:table-cell>
          <table:table-cell office:value-type="time" office:time-value="PT00H22M34S" calcext:value-type="time">
            <text:p>00:22:34</text:p>
          </table:table-cell>
          <table:table-cell office:value-type="string" calcext:value-type="string">
            <text:p>BENCHIKH,ABBES</text:p>
          </table:table-cell>
          <table:table-cell office:value-type="time" office:time-value="PT00H45M13S" calcext:value-type="time">
            <text:p>00:45:13</text:p>
          </table:table-cell>
          <table:table-cell office:value-type="string" calcext:value-type="string">
            <text:p>FERRANDE,JORDAN</text:p>
          </table:table-cell>
          <table:table-cell office:value-type="time" office:time-value="PT00H29M26S" calcext:value-type="time">
            <text:p>00:29:26</text:p>
          </table:table-cell>
          <table:table-cell office:value-type="string" calcext:value-type="string">
            <text:p>PERIER,MICHEL</text:p>
          </table:table-cell>
          <table:table-cell office:value-type="time" office:time-value="PT00H53M12S" calcext:value-type="time">
            <text:p>00:53:12</text:p>
          </table:table-cell>
          <table:table-cell office:value-type="string" calcext:value-type="string">
            <text:p>DEL-RIO,JEAN-MARC</text:p>
          </table:table-cell>
          <table:table-cell office:value-type="time" office:time-value="PT00H22M13S" calcext:value-type="time">
            <text:p>00:22:13</text:p>
          </table:table-cell>
          <table:table-cell office:value-type="string" calcext:value-type="string">
            <text:p>BAIER,CHRISTIAN</text:p>
          </table:table-cell>
          <table:table-cell office:value-type="time" office:time-value="PT00H38M55S" calcext:value-type="time">
            <text:p>00:38:55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time" office:time-value="PT03H32M04S" calcext:value-type="time">
            <text:p>03:32: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SEAU MISTRAL 2 (RMTT TOULON)</text:p>
          </table:table-cell>
          <table:table-cell office:value-type="string" calcext:value-type="string">
            <text:p>EN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FSUD,JEAN-MARC</text:p>
          </table:table-cell>
          <table:table-cell office:value-type="time" office:time-value="PT00H31M27S" calcext:value-type="time">
            <text:p>00:31:27</text:p>
          </table:table-cell>
          <table:table-cell office:value-type="string" calcext:value-type="string">
            <text:p>MOUMEN,GACEM</text:p>
          </table:table-cell>
          <table:table-cell office:value-type="time" office:time-value="PT00H48M41S" calcext:value-type="time">
            <text:p>00:48:41</text:p>
          </table:table-cell>
          <table:table-cell office:value-type="string" calcext:value-type="string">
            <text:p>PALANQUE,LAURENT</text:p>
          </table:table-cell>
          <table:table-cell office:value-type="time" office:time-value="PT00H26M42S" calcext:value-type="time">
            <text:p>00:26:42</text:p>
          </table:table-cell>
          <table:table-cell office:value-type="string" calcext:value-type="string">
            <text:p>BAUMGARTNER,PETER</text:p>
          </table:table-cell>
          <table:table-cell office:value-type="time" office:time-value="PT00H49M03S" calcext:value-type="time">
            <text:p>00:49:03</text:p>
          </table:table-cell>
          <table:table-cell office:value-type="string" calcext:value-type="string">
            <text:p>JARD,PASCAL</text:p>
          </table:table-cell>
          <table:table-cell office:value-type="time" office:time-value="PT00H25M43S" calcext:value-type="time">
            <text:p>00:25:43</text:p>
          </table:table-cell>
          <table:table-cell office:value-type="string" calcext:value-type="string">
            <text:p>JARD,MOHAMED</text:p>
          </table:table-cell>
          <table:table-cell office:value-type="time" office:time-value="PT00H30M28S" calcext:value-type="time">
            <text:p>00:30:28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time" office:time-value="PT03H32M11S" calcext:value-type="time">
            <text:p>03:32: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 GARONNE 5</text:p>
          </table:table-cell>
          <table:table-cell office:value-type="string" calcext:value-type="string">
            <text:p>MI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TORI,OLIVIER</text:p>
          </table:table-cell>
          <table:table-cell office:value-type="time" office:time-value="PT00H25M07S" calcext:value-type="time">
            <text:p>00:25:07</text:p>
          </table:table-cell>
          <table:table-cell office:value-type="string" calcext:value-type="string">
            <text:p>MARTE,DAMPIERRE</text:p>
          </table:table-cell>
          <table:table-cell office:value-type="time" office:time-value="PT00H40M14S" calcext:value-type="time">
            <text:p>00:40:14</text:p>
          </table:table-cell>
          <table:table-cell office:value-type="string" calcext:value-type="string">
            <text:p>PINTO,MARYSE</text:p>
          </table:table-cell>
          <table:table-cell office:value-type="time" office:time-value="PT00H35M55S" calcext:value-type="time">
            <text:p>00:35:55</text:p>
          </table:table-cell>
          <table:table-cell office:value-type="string" calcext:value-type="string">
            <text:p>COSTANTIN,LAURA</text:p>
          </table:table-cell>
          <table:table-cell office:value-type="time" office:time-value="PT00H49M13S" calcext:value-type="time">
            <text:p>00:49:13</text:p>
          </table:table-cell>
          <table:table-cell office:value-type="string" calcext:value-type="string">
            <text:p>HILI,DELPHINE</text:p>
          </table:table-cell>
          <table:table-cell office:value-type="time" office:time-value="PT00H27M23S" calcext:value-type="time">
            <text:p>00:27:23</text:p>
          </table:table-cell>
          <table:table-cell office:value-type="string" calcext:value-type="string">
            <text:p>BRACHET,JEAN-PIERRE</text:p>
          </table:table-cell>
          <table:table-cell office:value-type="time" office:time-value="PT00H34M19S" calcext:value-type="time">
            <text:p>00:34:19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time" office:time-value="PT03H32M39S" calcext:value-type="time">
            <text:p>03:32: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S JEUNOTS</text:p>
          </table:table-cell>
          <table:table-cell office:value-type="string" calcext:value-type="string">
            <text:p>H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AUCHIER,CAROLE</text:p>
          </table:table-cell>
          <table:table-cell office:value-type="time" office:time-value="PT00H29M30S" calcext:value-type="time">
            <text:p>00:29:30</text:p>
          </table:table-cell>
          <table:table-cell office:value-type="string" calcext:value-type="string">
            <text:p>PLANCHIER,JULIE</text:p>
          </table:table-cell>
          <table:table-cell office:value-type="time" office:time-value="PT00H55M26S" calcext:value-type="time">
            <text:p>00:55:26</text:p>
          </table:table-cell>
          <table:table-cell office:value-type="string" calcext:value-type="string">
            <text:p>URBANI,PIERRE</text:p>
          </table:table-cell>
          <table:table-cell office:value-type="time" office:time-value="PT00H26M21S" calcext:value-type="time">
            <text:p>00:26:21</text:p>
          </table:table-cell>
          <table:table-cell office:value-type="string" calcext:value-type="string">
            <text:p>CALVESI,DAMIEN</text:p>
          </table:table-cell>
          <table:table-cell office:value-type="time" office:time-value="PT00H41M30S" calcext:value-type="time">
            <text:p>00:41:30</text:p>
          </table:table-cell>
          <table:table-cell office:value-type="string" calcext:value-type="string">
            <text:p>BACCIARELLI,HUGO</text:p>
          </table:table-cell>
          <table:table-cell office:value-type="time" office:time-value="PT00H23M17S" calcext:value-type="time">
            <text:p>00:23:17</text:p>
          </table:table-cell>
          <table:table-cell office:value-type="string" calcext:value-type="string">
            <text:p>BALMAS,ARNAUD</text:p>
          </table:table-cell>
          <table:table-cell office:value-type="time" office:time-value="PT00H36M35S" calcext:value-type="time">
            <text:p>00:36:35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time" office:time-value="PT03H34M43S" calcext:value-type="time">
            <text:p>03:34: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SEAU MISTRAL 1 (RMTT TOULON)</text:p>
          </table:table-cell>
          <table:table-cell office:value-type="string" calcext:value-type="string">
            <text:p>EN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RAND,THIERRY</text:p>
          </table:table-cell>
          <table:table-cell office:value-type="time" office:time-value="PT00H32M33S" calcext:value-type="time">
            <text:p>00:32:33</text:p>
          </table:table-cell>
          <table:table-cell office:value-type="string" calcext:value-type="string">
            <text:p>CANS,BRUNO</text:p>
          </table:table-cell>
          <table:table-cell office:value-type="time" office:time-value="PT00H45M49S" calcext:value-type="time">
            <text:p>00:45:49</text:p>
          </table:table-cell>
          <table:table-cell office:value-type="string" calcext:value-type="string">
            <text:p>DESBLES,EMERIC</text:p>
          </table:table-cell>
          <table:table-cell office:value-type="time" office:time-value="PT00H25M00S" calcext:value-type="time">
            <text:p>00:25:00</text:p>
          </table:table-cell>
          <table:table-cell office:value-type="string" calcext:value-type="string">
            <text:p>MEBARKI,ROUCHDI</text:p>
          </table:table-cell>
          <table:table-cell office:value-type="time" office:time-value="PT00H46M45S" calcext:value-type="time">
            <text:p>00:46:45</text:p>
          </table:table-cell>
          <table:table-cell office:value-type="string" calcext:value-type="string">
            <text:p>YEBRA,GERARD</text:p>
          </table:table-cell>
          <table:table-cell office:value-type="time" office:time-value="PT00H27M53S" calcext:value-type="time">
            <text:p>00:27:53</text:p>
          </table:table-cell>
          <table:table-cell office:value-type="string" calcext:value-type="string">
            <text:p>PEYRABOUT,JEAN-BAPTISTE</text:p>
          </table:table-cell>
          <table:table-cell office:value-type="time" office:time-value="PT00H36M43S" calcext:value-type="time">
            <text:p>00:36:43</text:p>
          </table:table-cell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5" office:value-type="time" office:time-value="PT03H34M46S" calcext:value-type="time">
            <text:p>03:34:46</text:p>
          </table:table-cell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USAM 2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RONCZACK,ISABELLE</text:p>
          </table:table-cell>
          <table:table-cell table:style-name="ce5" office:value-type="time" office:time-value="PT00H25M17S" calcext:value-type="time">
            <text:p>00:25:17</text:p>
          </table:table-cell>
          <table:table-cell table:style-name="ce7" office:value-type="string" calcext:value-type="string">
            <text:p>TONNAIRE,HELENE</text:p>
          </table:table-cell>
          <table:table-cell table:style-name="ce5" office:value-type="time" office:time-value="PT00H49M21S" calcext:value-type="time">
            <text:p>00:49:21</text:p>
          </table:table-cell>
          <table:table-cell table:style-name="ce7" office:value-type="string" calcext:value-type="string">
            <text:p>SAENKO,MARINA</text:p>
          </table:table-cell>
          <table:table-cell table:style-name="ce5" office:value-type="time" office:time-value="PT00H22M25S" calcext:value-type="time">
            <text:p>00:22:25</text:p>
          </table:table-cell>
          <table:table-cell table:style-name="ce7" office:value-type="string" calcext:value-type="string">
            <text:p>MAUNIER,CECILE</text:p>
          </table:table-cell>
          <table:table-cell table:style-name="ce5" office:value-type="time" office:time-value="PT00H55M29S" calcext:value-type="time">
            <text:p>00:55:29</text:p>
          </table:table-cell>
          <table:table-cell table:style-name="ce7" office:value-type="string" calcext:value-type="string">
            <text:p>PIALAT,SEVERINE</text:p>
          </table:table-cell>
          <table:table-cell table:style-name="ce5" office:value-type="time" office:time-value="PT00H25M03S" calcext:value-type="time">
            <text:p>00:25:03</text:p>
          </table:table-cell>
          <table:table-cell table:style-name="ce7" office:value-type="string" calcext:value-type="string">
            <text:p>MANGIAPANE,CHRISTINE</text:p>
          </table:table-cell>
          <table:table-cell table:style-name="ce5" office:value-type="time" office:time-value="PT00H37M11S" calcext:value-type="time">
            <text:p>00:37:11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time" office:time-value="PT03H35M11S" calcext:value-type="time">
            <text:p>03:35: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ALES TEAM 1</text:p>
          </table:table-cell>
          <table:table-cell office:value-type="string" calcext:value-type="string">
            <text:p>ENT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ANDE,SYLVIE</text:p>
          </table:table-cell>
          <table:table-cell office:value-type="time" office:time-value="PT00H26M02S" calcext:value-type="time">
            <text:p>00:26:02</text:p>
          </table:table-cell>
          <table:table-cell office:value-type="string" calcext:value-type="string">
            <text:p>CRINER,PASCAL</text:p>
          </table:table-cell>
          <table:table-cell office:value-type="time" office:time-value="PT00H42M19S" calcext:value-type="time">
            <text:p>00:42:19</text:p>
          </table:table-cell>
          <table:table-cell office:value-type="string" calcext:value-type="string">
            <text:p>HUMBERT,CEDRIC</text:p>
          </table:table-cell>
          <table:table-cell office:value-type="time" office:time-value="PT00H22M09S" calcext:value-type="time">
            <text:p>00:22:09</text:p>
          </table:table-cell>
          <table:table-cell office:value-type="string" calcext:value-type="string">
            <text:p>CREST,DIDIER</text:p>
          </table:table-cell>
          <table:table-cell office:value-type="time" office:time-value="PT00H53M16S" calcext:value-type="time">
            <text:p>00:53:16</text:p>
          </table:table-cell>
          <table:table-cell office:value-type="string" calcext:value-type="string">
            <text:p>MIOQUE,ALEXANDRA</text:p>
          </table:table-cell>
          <table:table-cell office:value-type="time" office:time-value="PT00H31M44S" calcext:value-type="time">
            <text:p>00:31:44</text:p>
          </table:table-cell>
          <table:table-cell office:value-type="string" calcext:value-type="string">
            <text:p>BOUWYN,DIMITRI</text:p>
          </table:table-cell>
          <table:table-cell office:value-type="time" office:time-value="PT00H39M41S" calcext:value-type="time">
            <text:p>00:39:4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3H35M34S" calcext:value-type="time">
            <text:p>03:35: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S FORS EGO AGPM</text:p>
          </table:table-cell>
          <table:table-cell office:value-type="string" calcext:value-type="string">
            <text:p>MI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LINA,LAURA</text:p>
          </table:table-cell>
          <table:table-cell office:value-type="time" office:time-value="PT00H29M43S" calcext:value-type="time">
            <text:p>00:29:43</text:p>
          </table:table-cell>
          <table:table-cell office:value-type="string" calcext:value-type="string">
            <text:p>BARBISOTTI,MAXIMILIEN</text:p>
          </table:table-cell>
          <table:table-cell office:value-type="time" office:time-value="PT00H53M55S" calcext:value-type="time">
            <text:p>00:53:55</text:p>
          </table:table-cell>
          <table:table-cell office:value-type="string" calcext:value-type="string">
            <text:p>DESPIERRES,EMILIE</text:p>
          </table:table-cell>
          <table:table-cell office:value-type="time" office:time-value="PT00H24M07S" calcext:value-type="time">
            <text:p>00:24:07</text:p>
          </table:table-cell>
          <table:table-cell office:value-type="string" calcext:value-type="string">
            <text:p>ROQUIER,GERALD</text:p>
          </table:table-cell>
          <table:table-cell office:value-type="time" office:time-value="PT00H43M31S" calcext:value-type="time">
            <text:p>00:43:31</text:p>
          </table:table-cell>
          <table:table-cell office:value-type="string" calcext:value-type="string">
            <text:p>PELLEGRINO,KARINE</text:p>
          </table:table-cell>
          <table:table-cell office:value-type="time" office:time-value="PT00H30M42S" calcext:value-type="time">
            <text:p>00:30:42</text:p>
          </table:table-cell>
          <table:table-cell office:value-type="string" calcext:value-type="string">
            <text:p>ROMARY,NICOLAS</text:p>
          </table:table-cell>
          <table:table-cell office:value-type="time" office:time-value="PT00H33M36S" calcext:value-type="time">
            <text:p>00:33:36</text:p>
          </table:table-cell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5" office:value-type="time" office:time-value="PT03H36M54S" calcext:value-type="time">
            <text:p>03:36:5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SSA 2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DAMIANO,JULIA</text:p>
          </table:table-cell>
          <table:table-cell table:style-name="ce5" office:value-type="time" office:time-value="PT00H24M17S" calcext:value-type="time">
            <text:p>00:24:17</text:p>
          </table:table-cell>
          <table:table-cell table:style-name="ce7" office:value-type="string" calcext:value-type="string">
            <text:p>DEREDEC,CATHERINE</text:p>
          </table:table-cell>
          <table:table-cell table:style-name="ce5" office:value-type="time" office:time-value="PT00H56M15S" calcext:value-type="time">
            <text:p>00:56:15</text:p>
          </table:table-cell>
          <table:table-cell table:style-name="ce7" office:value-type="string" calcext:value-type="string">
            <text:p>REGNIER,CLAIRE</text:p>
          </table:table-cell>
          <table:table-cell table:style-name="ce5" office:value-type="time" office:time-value="PT00H23M37S" calcext:value-type="time">
            <text:p>00:23:37</text:p>
          </table:table-cell>
          <table:table-cell table:style-name="ce7" office:value-type="string" calcext:value-type="string">
            <text:p>FOURE,AUDREY</text:p>
          </table:table-cell>
          <table:table-cell table:style-name="ce5" office:value-type="time" office:time-value="PT00H51M22S" calcext:value-type="time">
            <text:p>00:51:22</text:p>
          </table:table-cell>
          <table:table-cell table:style-name="ce7" office:value-type="string" calcext:value-type="string">
            <text:p>GUERIN,EMILIE</text:p>
          </table:table-cell>
          <table:table-cell table:style-name="ce5" office:value-type="time" office:time-value="PT00H23M50S" calcext:value-type="time">
            <text:p>00:23:50</text:p>
          </table:table-cell>
          <table:table-cell table:style-name="ce7" office:value-type="string" calcext:value-type="string">
            <text:p>PERDRIEL,LAETITIA</text:p>
          </table:table-cell>
          <table:table-cell table:style-name="ce5" office:value-type="time" office:time-value="PT00H37M33S" calcext:value-type="time">
            <text:p>00:37:3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3H37M03S" calcext:value-type="time">
            <text:p>03:37: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P GARONNE 4</text:p>
          </table:table-cell>
          <table:table-cell office:value-type="string" calcext:value-type="string">
            <text:p>MI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VOLDELLI,ANGELA</text:p>
          </table:table-cell>
          <table:table-cell office:value-type="time" office:time-value="PT00H24M45S" calcext:value-type="time">
            <text:p>00:24:45</text:p>
          </table:table-cell>
          <table:table-cell office:value-type="string" calcext:value-type="string">
            <text:p>ZANOLETTI,MICKAEL</text:p>
          </table:table-cell>
          <table:table-cell office:value-type="time" office:time-value="PT00H39M52S" calcext:value-type="time">
            <text:p>00:39:52</text:p>
          </table:table-cell>
          <table:table-cell office:value-type="string" calcext:value-type="string">
            <text:p>MARET,EVELYNE</text:p>
          </table:table-cell>
          <table:table-cell office:value-type="time" office:time-value="PT00H33M28S" calcext:value-type="time">
            <text:p>00:33:28</text:p>
          </table:table-cell>
          <table:table-cell office:value-type="string" calcext:value-type="string">
            <text:p>BOHEC,REMY</text:p>
          </table:table-cell>
          <table:table-cell office:value-type="time" office:time-value="PT00H55M02S" calcext:value-type="time">
            <text:p>00:55:02</text:p>
          </table:table-cell>
          <table:table-cell office:value-type="string" calcext:value-type="string">
            <text:p>SOTO-GIMENEZ,STEPHANIE</text:p>
          </table:table-cell>
          <table:table-cell office:value-type="time" office:time-value="PT00H27M39S" calcext:value-type="time">
            <text:p>00:27:39</text:p>
          </table:table-cell>
          <table:table-cell office:value-type="string" calcext:value-type="string">
            <text:p>NOURRY,CAROLE</text:p>
          </table:table-cell>
          <table:table-cell office:value-type="time" office:time-value="PT00H36M17S" calcext:value-type="time">
            <text:p>00:36:1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3H37M20S" calcext:value-type="time">
            <text:p>03:37: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SAM 5</text:p>
          </table:table-cell>
          <table:table-cell office:value-type="string" calcext:value-type="string">
            <text:p>MI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OVANNELLI,CHRISTINE</text:p>
          </table:table-cell>
          <table:table-cell office:value-type="time" office:time-value="PT00H24M35S" calcext:value-type="time">
            <text:p>00:24:35</text:p>
          </table:table-cell>
          <table:table-cell office:value-type="string" calcext:value-type="string">
            <text:p>DESMEULES,LUCIE</text:p>
          </table:table-cell>
          <table:table-cell office:value-type="time" office:time-value="PT00H50M44S" calcext:value-type="time">
            <text:p>00:50:44</text:p>
          </table:table-cell>
          <table:table-cell office:value-type="string" calcext:value-type="string">
            <text:p>DESMEULES,BAPTISTE</text:p>
          </table:table-cell>
          <table:table-cell office:value-type="time" office:time-value="PT00H22M32S" calcext:value-type="time">
            <text:p>00:22:32</text:p>
          </table:table-cell>
          <table:table-cell office:value-type="string" calcext:value-type="string">
            <text:p>BERARD,MIREILLE</text:p>
          </table:table-cell>
          <table:table-cell office:value-type="time" office:time-value="PT00H54M51S" calcext:value-type="time">
            <text:p>00:54:51</text:p>
          </table:table-cell>
          <table:table-cell office:value-type="string" calcext:value-type="string">
            <text:p>BARSOTTI,IRIS</text:p>
          </table:table-cell>
          <table:table-cell office:value-type="time" office:time-value="PT00H21M43S" calcext:value-type="time">
            <text:p>00:21:43</text:p>
          </table:table-cell>
          <table:table-cell office:value-type="string" calcext:value-type="string">
            <text:p>GRAZIANI,CORINNE</text:p>
          </table:table-cell>
          <table:table-cell office:value-type="time" office:time-value="PT00H42M55S" calcext:value-type="time">
            <text:p>00:42: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3H37M32S" calcext:value-type="time">
            <text:p>03:37: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AM BOOBAGUMP</text:p>
          </table:table-cell>
          <table:table-cell office:value-type="string" calcext:value-type="string">
            <text:p>H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IDI,BRAHIM</text:p>
          </table:table-cell>
          <table:table-cell office:value-type="time" office:time-value="PT00H24M13S" calcext:value-type="time">
            <text:p>00:24:13</text:p>
          </table:table-cell>
          <table:table-cell office:value-type="string" calcext:value-type="string">
            <text:p>CALVIN,LAURENT</text:p>
          </table:table-cell>
          <table:table-cell office:value-type="time" office:time-value="PT00H50M44S" calcext:value-type="time">
            <text:p>00:50:44</text:p>
          </table:table-cell>
          <table:table-cell office:value-type="string" calcext:value-type="string">
            <text:p>LOICQ,GILONNE</text:p>
          </table:table-cell>
          <table:table-cell office:value-type="time" office:time-value="PT00H27M06S" calcext:value-type="time">
            <text:p>00:27:06</text:p>
          </table:table-cell>
          <table:table-cell office:value-type="string" calcext:value-type="string">
            <text:p>HOAREAU,DAVID</text:p>
          </table:table-cell>
          <table:table-cell office:value-type="time" office:time-value="PT00H59M57S" calcext:value-type="time">
            <text:p>00:59:57</text:p>
          </table:table-cell>
          <table:table-cell office:value-type="string" calcext:value-type="string">
            <text:p>EL-OUADAH,AZIZ</text:p>
          </table:table-cell>
          <table:table-cell office:value-type="time" office:time-value="PT00H26M01S" calcext:value-type="time">
            <text:p>00:26:01</text:p>
          </table:table-cell>
          <table:table-cell office:value-type="string" calcext:value-type="string">
            <text:p>FARDIN,SAMUEL</text:p>
          </table:table-cell>
          <table:table-cell office:value-type="time" office:time-value="PT00H29M31S" calcext:value-type="time">
            <text:p>00:29:31</text:p>
          </table:table-cell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5" office:value-type="time" office:time-value="PT03H37M58S" calcext:value-type="time">
            <text:p>03:37:58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NICE METROPOLE ATHLETISME EQ C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PIRIDIU,NADIA</text:p>
          </table:table-cell>
          <table:table-cell table:style-name="ce5" office:value-type="time" office:time-value="PT00H28M24S" calcext:value-type="time">
            <text:p>00:28:24</text:p>
          </table:table-cell>
          <table:table-cell table:style-name="ce7" office:value-type="string" calcext:value-type="string">
            <text:p>AYADI,DRIFA</text:p>
          </table:table-cell>
          <table:table-cell table:style-name="ce5" office:value-type="time" office:time-value="PT00H52M10S" calcext:value-type="time">
            <text:p>00:52:10</text:p>
          </table:table-cell>
          <table:table-cell table:style-name="ce7" office:value-type="string" calcext:value-type="string">
            <text:p>BOTOBAL,ELIA</text:p>
          </table:table-cell>
          <table:table-cell table:style-name="ce5" office:value-type="time" office:time-value="PT00H23M07S" calcext:value-type="time">
            <text:p>00:23:07</text:p>
          </table:table-cell>
          <table:table-cell table:style-name="ce7" office:value-type="string" calcext:value-type="string">
            <text:p>CHALANGE,SAFIA</text:p>
          </table:table-cell>
          <table:table-cell table:style-name="ce5" office:value-type="time" office:time-value="PT00H54M23S" calcext:value-type="time">
            <text:p>00:54:23</text:p>
          </table:table-cell>
          <table:table-cell table:style-name="ce7" office:value-type="string" calcext:value-type="string">
            <text:p>LOVASCO,ISABELLE</text:p>
          </table:table-cell>
          <table:table-cell table:style-name="ce5" office:value-type="time" office:time-value="PT00H25M26S" calcext:value-type="time">
            <text:p>00:25:26</text:p>
          </table:table-cell>
          <table:table-cell table:style-name="ce7" office:value-type="string" calcext:value-type="string">
            <text:p>BASSO,VALERIE</text:p>
          </table:table-cell>
          <table:table-cell table:style-name="ce5" office:value-type="time" office:time-value="PT00H34M28S" calcext:value-type="time">
            <text:p>00:34:2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3H39M56S" calcext:value-type="time">
            <text:p>03:39: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JS LA GARDE LOISIRS</text:p>
          </table:table-cell>
          <table:table-cell office:value-type="string" calcext:value-type="string">
            <text:p>MI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NZO,STEPHANIE</text:p>
          </table:table-cell>
          <table:table-cell office:value-type="time" office:time-value="PT00H24M00S" calcext:value-type="time">
            <text:p>00:24:00</text:p>
          </table:table-cell>
          <table:table-cell office:value-type="string" calcext:value-type="string">
            <text:p>YDE,JOHANI</text:p>
          </table:table-cell>
          <table:table-cell office:value-type="time" office:time-value="PT00H48M43S" calcext:value-type="time">
            <text:p>00:48:43</text:p>
          </table:table-cell>
          <table:table-cell office:value-type="string" calcext:value-type="string">
            <text:p>BAILLON-DUCHAUSSOY,CELINE</text:p>
          </table:table-cell>
          <table:table-cell office:value-type="time" office:time-value="PT00H27M59S" calcext:value-type="time">
            <text:p>00:27:59</text:p>
          </table:table-cell>
          <table:table-cell office:value-type="string" calcext:value-type="string">
            <text:p>LATONA,MICHEL</text:p>
          </table:table-cell>
          <table:table-cell office:value-type="time" office:time-value="PT00H53M42S" calcext:value-type="time">
            <text:p>00:53:42</text:p>
          </table:table-cell>
          <table:table-cell office:value-type="string" calcext:value-type="string">
            <text:p>DJORANTY,GERARD</text:p>
          </table:table-cell>
          <table:table-cell office:value-type="time" office:time-value="PT00H24M39S" calcext:value-type="time">
            <text:p>00:24:39</text:p>
          </table:table-cell>
          <table:table-cell office:value-type="string" calcext:value-type="string">
            <text:p>LE-GUERN,GUYLAINE</text:p>
          </table:table-cell>
          <table:table-cell office:value-type="time" office:time-value="PT00H40M53S" calcext:value-type="time">
            <text:p>00:40:5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3H40M23S" calcext:value-type="time">
            <text:p>03:40: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FAF 1</text:p>
          </table:table-cell>
          <table:table-cell office:value-type="string" calcext:value-type="string">
            <text:p>MI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IRAU,HEIARII</text:p>
          </table:table-cell>
          <table:table-cell office:value-type="time" office:time-value="PT00H30M27S" calcext:value-type="time">
            <text:p>00:30:27</text:p>
          </table:table-cell>
          <table:table-cell office:value-type="string" calcext:value-type="string">
            <text:p>LECOMMANDOUX,ERIC</text:p>
          </table:table-cell>
          <table:table-cell office:value-type="time" office:time-value="PT00H48M07S" calcext:value-type="time">
            <text:p>00:48:07</text:p>
          </table:table-cell>
          <table:table-cell office:value-type="string" calcext:value-type="string">
            <text:p>BAFFERT,CAROLE</text:p>
          </table:table-cell>
          <table:table-cell office:value-type="time" office:time-value="PT00H26M16S" calcext:value-type="time">
            <text:p>00:26:16</text:p>
          </table:table-cell>
          <table:table-cell office:value-type="string" calcext:value-type="string">
            <text:p>BUISSON,LAURENT</text:p>
          </table:table-cell>
          <table:table-cell office:value-type="time" office:time-value="PT00H45M11S" calcext:value-type="time">
            <text:p>00:45:11</text:p>
          </table:table-cell>
          <table:table-cell office:value-type="string" calcext:value-type="string">
            <text:p>KLEIN-DEHON,CELINE</text:p>
          </table:table-cell>
          <table:table-cell office:value-type="time" office:time-value="PT00H31M01S" calcext:value-type="time">
            <text:p>00:31:01</text:p>
          </table:table-cell>
          <table:table-cell office:value-type="string" calcext:value-type="string">
            <text:p>COIFFARD,VERUSKA</text:p>
          </table:table-cell>
          <table:table-cell office:value-type="time" office:time-value="PT00H39M21S" calcext:value-type="time">
            <text:p>00:39:2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3H40M56S" calcext:value-type="time">
            <text:p>03:40: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 TARTIFLETTE JOYEUSE</text:p>
          </table:table-cell>
          <table:table-cell office:value-type="string" calcext:value-type="string">
            <text:p>HO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AROCHE,ANNE-SYLVIE</text:p>
          </table:table-cell>
          <table:table-cell office:value-type="time" office:time-value="PT00H28M25S" calcext:value-type="time">
            <text:p>00:28:25</text:p>
          </table:table-cell>
          <table:table-cell office:value-type="string" calcext:value-type="string">
            <text:p>BALMAS,JEAN</text:p>
          </table:table-cell>
          <table:table-cell office:value-type="time" office:time-value="PT00H52M13S" calcext:value-type="time">
            <text:p>00:52:13</text:p>
          </table:table-cell>
          <table:table-cell office:value-type="string" calcext:value-type="string">
            <text:p>AUSSOURD,JEAN-CHARLES</text:p>
          </table:table-cell>
          <table:table-cell office:value-type="time" office:time-value="PT00H30M08S" calcext:value-type="time">
            <text:p>00:30:08</text:p>
          </table:table-cell>
          <table:table-cell office:value-type="string" calcext:value-type="string">
            <text:p>ROCHIER,CHRISTOPHE</text:p>
          </table:table-cell>
          <table:table-cell office:value-type="time" office:time-value="PT00H45M14S" calcext:value-type="time">
            <text:p>00:45:14</text:p>
          </table:table-cell>
          <table:table-cell office:value-type="string" calcext:value-type="string">
            <text:p>BIRIEN,BRUNO</text:p>
          </table:table-cell>
          <table:table-cell office:value-type="time" office:time-value="PT00H26M34S" calcext:value-type="time">
            <text:p>00:26:34</text:p>
          </table:table-cell>
          <table:table-cell office:value-type="string" calcext:value-type="string">
            <text:p>MORFIN,OLIVIER</text:p>
          </table:table-cell>
          <table:table-cell office:value-type="time" office:time-value="PT00H38M22S" calcext:value-type="time">
            <text:p>00:38:2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3H41M25S" calcext:value-type="time">
            <text:p>03:41: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P GARONNE 6</text:p>
          </table:table-cell>
          <table:table-cell office:value-type="string" calcext:value-type="string">
            <text:p>MI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AS-BOUSKA,MAGALIE</text:p>
          </table:table-cell>
          <table:table-cell office:value-type="time" office:time-value="PT00H27M33S" calcext:value-type="time">
            <text:p>00:27:33</text:p>
          </table:table-cell>
          <table:table-cell office:value-type="string" calcext:value-type="string">
            <text:p>OMANI,SAMILA</text:p>
          </table:table-cell>
          <table:table-cell office:value-type="time" office:time-value="PT00H55M04S" calcext:value-type="time">
            <text:p>00:55:04</text:p>
          </table:table-cell>
          <table:table-cell office:value-type="string" calcext:value-type="string">
            <text:p>KAUFFER,FRANCOISE</text:p>
          </table:table-cell>
          <table:table-cell office:value-type="time" office:time-value="PT00H34M58S" calcext:value-type="time">
            <text:p>00:34:58</text:p>
          </table:table-cell>
          <table:table-cell office:value-type="string" calcext:value-type="string">
            <text:p>VALLEE,CLAUDE</text:p>
          </table:table-cell>
          <table:table-cell office:value-type="time" office:time-value="PT00H46M26S" calcext:value-type="time">
            <text:p>00:46:26</text:p>
          </table:table-cell>
          <table:table-cell office:value-type="string" calcext:value-type="string">
            <text:p>HILL,CHRISTOPHE</text:p>
          </table:table-cell>
          <table:table-cell office:value-type="time" office:time-value="PT00H21M19S" calcext:value-type="time">
            <text:p>00:21:19</text:p>
          </table:table-cell>
          <table:table-cell office:value-type="string" calcext:value-type="string">
            <text:p>SANCHEZ,NICOLAS</text:p>
          </table:table-cell>
          <table:table-cell office:value-type="time" office:time-value="PT00H36M05S" calcext:value-type="time">
            <text:p>00:36:0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3H41M40S" calcext:value-type="time">
            <text:p>03:41: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SAM 3</text:p>
          </table:table-cell>
          <table:table-cell office:value-type="string" calcext:value-type="string">
            <text:p>H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BOEUF,JEAN-BAPTISTE</text:p>
          </table:table-cell>
          <table:table-cell office:value-type="time" office:time-value="PT00H20M43S" calcext:value-type="time">
            <text:p>00:20:43</text:p>
          </table:table-cell>
          <table:table-cell office:value-type="string" calcext:value-type="string">
            <text:p>GUEVILLE,PATRICE</text:p>
          </table:table-cell>
          <table:table-cell office:value-type="time" office:time-value="PT00H56M19S" calcext:value-type="time">
            <text:p>00:56:19</text:p>
          </table:table-cell>
          <table:table-cell office:value-type="string" calcext:value-type="string">
            <text:p>GARCIA,PAUL</text:p>
          </table:table-cell>
          <table:table-cell office:value-type="time" office:time-value="PT00H27M29S" calcext:value-type="time">
            <text:p>00:27:29</text:p>
          </table:table-cell>
          <table:table-cell office:value-type="string" calcext:value-type="string">
            <text:p>LEFEVRE,JEAN-JACQUES</text:p>
          </table:table-cell>
          <table:table-cell office:value-type="time" office:time-value="PT00H52M27S" calcext:value-type="time">
            <text:p>00:52:27</text:p>
          </table:table-cell>
          <table:table-cell office:value-type="string" calcext:value-type="string">
            <text:p>URFELS,ANNE</text:p>
          </table:table-cell>
          <table:table-cell office:value-type="time" office:time-value="PT00H26M48S" calcext:value-type="time">
            <text:p>00:26:48</text:p>
          </table:table-cell>
          <table:table-cell office:value-type="string" calcext:value-type="string">
            <text:p>CARTIER,OLIVIER</text:p>
          </table:table-cell>
          <table:table-cell office:value-type="time" office:time-value="PT00H37M54S" calcext:value-type="time">
            <text:p>00:37:54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time" office:time-value="PT03H42M21S" calcext:value-type="time">
            <text:p>03:42: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SDEN TOULON</text:p>
          </table:table-cell>
          <table:table-cell office:value-type="string" calcext:value-type="string">
            <text:p>ENT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ISSON,CYRILLE</text:p>
          </table:table-cell>
          <table:table-cell office:value-type="time" office:time-value="PT00H20M34S" calcext:value-type="time">
            <text:p>00:20:34</text:p>
          </table:table-cell>
          <table:table-cell office:value-type="string" calcext:value-type="string">
            <text:p>BOUTONNE,MICHEL</text:p>
          </table:table-cell>
          <table:table-cell office:value-type="time" office:time-value="PT00H49M12S" calcext:value-type="time">
            <text:p>00:49:12</text:p>
          </table:table-cell>
          <table:table-cell office:value-type="string" calcext:value-type="string">
            <text:p>AGULLO,MARC</text:p>
          </table:table-cell>
          <table:table-cell office:value-type="time" office:time-value="PT00H28M03S" calcext:value-type="time">
            <text:p>00:28:03</text:p>
          </table:table-cell>
          <table:table-cell office:value-type="string" calcext:value-type="string">
            <text:p>BARBI,STEPHANE</text:p>
          </table:table-cell>
          <table:table-cell office:value-type="time" office:time-value="PT00H47M54S" calcext:value-type="time">
            <text:p>00:47:54</text:p>
          </table:table-cell>
          <table:table-cell office:value-type="string" calcext:value-type="string">
            <text:p>BARBI,STEPHANIE</text:p>
          </table:table-cell>
          <table:table-cell office:value-type="time" office:time-value="PT00H35M10S" calcext:value-type="time">
            <text:p>00:35:10</text:p>
          </table:table-cell>
          <table:table-cell office:value-type="string" calcext:value-type="string">
            <text:p>PANICO,OLIVIER</text:p>
          </table:table-cell>
          <table:table-cell office:value-type="time" office:time-value="PT00H41M28S" calcext:value-type="time">
            <text:p>00:41:2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3H42M26S" calcext:value-type="time">
            <text:p>03:42: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AVE A NICE TEAM</text:p>
          </table:table-cell>
          <table:table-cell office:value-type="string" calcext:value-type="string">
            <text:p>HO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-SILVA,DANIEL</text:p>
          </table:table-cell>
          <table:table-cell office:value-type="time" office:time-value="PT00H27M46S" calcext:value-type="time">
            <text:p>00:27:46</text:p>
          </table:table-cell>
          <table:table-cell office:value-type="string" calcext:value-type="string">
            <text:p>GUILLEVIC,SEBASTIEN</text:p>
          </table:table-cell>
          <table:table-cell office:value-type="time" office:time-value="PT00H46M10S" calcext:value-type="time">
            <text:p>00:46:10</text:p>
          </table:table-cell>
          <table:table-cell office:value-type="string" calcext:value-type="string">
            <text:p>BOURDEAU,THOMAS</text:p>
          </table:table-cell>
          <table:table-cell office:value-type="time" office:time-value="PT00H24M04S" calcext:value-type="time">
            <text:p>00:24:04</text:p>
          </table:table-cell>
          <table:table-cell office:value-type="string" calcext:value-type="string">
            <text:p>MIGLIOLI,MARC</text:p>
          </table:table-cell>
          <table:table-cell office:value-type="time" office:time-value="PT00H59M53S" calcext:value-type="time">
            <text:p>00:59:53</text:p>
          </table:table-cell>
          <table:table-cell office:value-type="string" calcext:value-type="string">
            <text:p>BROSSET,CLEMENT</text:p>
          </table:table-cell>
          <table:table-cell office:value-type="time" office:time-value="PT00H27M56S" calcext:value-type="time">
            <text:p>00:27:56</text:p>
          </table:table-cell>
          <table:table-cell office:value-type="string" calcext:value-type="string">
            <text:p>CARTON,THIBAULT</text:p>
          </table:table-cell>
          <table:table-cell office:value-type="time" office:time-value="PT00H36M37S" calcext:value-type="time">
            <text:p>00:36:37</text:p>
          </table:table-cell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time" office:time-value="PT03H42M52S" calcext:value-type="time">
            <text:p>03:42:52</text:p>
          </table:table-cell>
          <table:table-cell table:style-name="ce3" office:value-type="float" office:value="71" calcext:value-type="float">
            <text:p>71</text:p>
          </table:table-cell>
          <table:table-cell table:style-name="ce7" office:value-type="string" calcext:value-type="string">
            <text:p>519 GTM EQUIPE 2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HELMER,ALEXANDRA</text:p>
          </table:table-cell>
          <table:table-cell table:style-name="ce5" office:value-type="time" office:time-value="PT00H25M24S" calcext:value-type="time">
            <text:p>00:25:24</text:p>
          </table:table-cell>
          <table:table-cell table:style-name="ce7" office:value-type="string" calcext:value-type="string">
            <text:p>PIGEAT,MARIE</text:p>
          </table:table-cell>
          <table:table-cell table:style-name="ce5" office:value-type="time" office:time-value="PT00H49M01S" calcext:value-type="time">
            <text:p>00:49:01</text:p>
          </table:table-cell>
          <table:table-cell table:style-name="ce7" office:value-type="string" calcext:value-type="string">
            <text:p>VINCENT-SUCHET,CHLOE</text:p>
          </table:table-cell>
          <table:table-cell table:style-name="ce5" office:value-type="time" office:time-value="PT00H28M13S" calcext:value-type="time">
            <text:p>00:28:13</text:p>
          </table:table-cell>
          <table:table-cell table:style-name="ce7" office:value-type="string" calcext:value-type="string">
            <text:p>MONDESIR,CATHERINE</text:p>
          </table:table-cell>
          <table:table-cell table:style-name="ce5" office:value-type="time" office:time-value="PT00H46M32S" calcext:value-type="time">
            <text:p>00:46:32</text:p>
          </table:table-cell>
          <table:table-cell table:style-name="ce7" office:value-type="string" calcext:value-type="string">
            <text:p>GARCIA,PAULINE</text:p>
          </table:table-cell>
          <table:table-cell table:style-name="ce5" office:value-type="time" office:time-value="PT00H34M14S" calcext:value-type="time">
            <text:p>00:34:14</text:p>
          </table:table-cell>
          <table:table-cell table:style-name="ce7" office:value-type="string" calcext:value-type="string">
            <text:p>ROUSSIERE,ELODIE</text:p>
          </table:table-cell>
          <table:table-cell table:style-name="ce5" office:value-type="time" office:time-value="PT00H39M28S" calcext:value-type="time">
            <text:p>00:39:28</text:p>
          </table:table-cell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5" office:value-type="time" office:time-value="PT03H43M40S" calcext:value-type="time">
            <text:p>03:43:40</text:p>
          </table:table-cell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SPEED AND SLOW GIRLS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LOF,SANDRINE</text:p>
          </table:table-cell>
          <table:table-cell table:style-name="ce5" office:value-type="time" office:time-value="PT00H26M00S" calcext:value-type="time">
            <text:p>00:26:00</text:p>
          </table:table-cell>
          <table:table-cell table:style-name="ce7" office:value-type="string" calcext:value-type="string">
            <text:p>CHARLES,ALINE</text:p>
          </table:table-cell>
          <table:table-cell table:style-name="ce5" office:value-type="time" office:time-value="PT00H52M37S" calcext:value-type="time">
            <text:p>00:52:37</text:p>
          </table:table-cell>
          <table:table-cell table:style-name="ce7" office:value-type="string" calcext:value-type="string">
            <text:p>OLFERS,JOELLE</text:p>
          </table:table-cell>
          <table:table-cell table:style-name="ce5" office:value-type="time" office:time-value="PT00H28M57S" calcext:value-type="time">
            <text:p>00:28:57</text:p>
          </table:table-cell>
          <table:table-cell table:style-name="ce7" office:value-type="string" calcext:value-type="string">
            <text:p>LEROUX,CHRISTELLE</text:p>
          </table:table-cell>
          <table:table-cell table:style-name="ce5" office:value-type="time" office:time-value="PT00H45M37S" calcext:value-type="time">
            <text:p>00:45:37</text:p>
          </table:table-cell>
          <table:table-cell table:style-name="ce7" office:value-type="string" calcext:value-type="string">
            <text:p>PIERRON,SEVERINE</text:p>
          </table:table-cell>
          <table:table-cell table:style-name="ce5" office:value-type="time" office:time-value="PT00H30M09S" calcext:value-type="time">
            <text:p>00:30:09</text:p>
          </table:table-cell>
          <table:table-cell table:style-name="ce7" office:value-type="string" calcext:value-type="string">
            <text:p>RODOZ,MICHELE</text:p>
          </table:table-cell>
          <table:table-cell table:style-name="ce5" office:value-type="time" office:time-value="PT00H40M20S" calcext:value-type="time">
            <text:p>00:40:2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3H46M48S" calcext:value-type="time">
            <text:p>03:46:4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REPA X PHYS MIXTE</text:p>
          </table:table-cell>
          <table:table-cell office:value-type="string" calcext:value-type="string">
            <text:p>MIX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Y,RUTH</text:p>
          </table:table-cell>
          <table:table-cell office:value-type="time" office:time-value="PT00H31M11S" calcext:value-type="time">
            <text:p>00:31:11</text:p>
          </table:table-cell>
          <table:table-cell office:value-type="string" calcext:value-type="string">
            <text:p>GUEVEL,CANDICE</text:p>
          </table:table-cell>
          <table:table-cell office:value-type="time" office:time-value="PT00H55M49S" calcext:value-type="time">
            <text:p>00:55:49</text:p>
          </table:table-cell>
          <table:table-cell office:value-type="string" calcext:value-type="string">
            <text:p>REYMOND,CORINE</text:p>
          </table:table-cell>
          <table:table-cell office:value-type="time" office:time-value="PT00H25M36S" calcext:value-type="time">
            <text:p>00:25:36</text:p>
          </table:table-cell>
          <table:table-cell office:value-type="string" calcext:value-type="string">
            <text:p>JARDIN,TANIA</text:p>
          </table:table-cell>
          <table:table-cell office:value-type="time" office:time-value="PT00H49M48S" calcext:value-type="time">
            <text:p>00:49:48</text:p>
          </table:table-cell>
          <table:table-cell office:value-type="string" calcext:value-type="string">
            <text:p>BOURIN,PAULINE</text:p>
          </table:table-cell>
          <table:table-cell office:value-type="time" office:time-value="PT00H27M28S" calcext:value-type="time">
            <text:p>00:27:28</text:p>
          </table:table-cell>
          <table:table-cell office:value-type="string" calcext:value-type="string">
            <text:p>SAN-MARTIN,STEPHANE</text:p>
          </table:table-cell>
          <table:table-cell office:value-type="time" office:time-value="PT00H36M56S" calcext:value-type="time">
            <text:p>00:36:56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time" office:time-value="PT03H47M17S" calcext:value-type="time">
            <text:p>03:47: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E METROPOLE ATHLETISME/EQUI</text:p>
          </table:table-cell>
          <table:table-cell office:value-type="string" calcext:value-type="string">
            <text:p>MI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ICOLAIS,FLORENCE</text:p>
          </table:table-cell>
          <table:table-cell office:value-type="time" office:time-value="PT00H30M10S" calcext:value-type="time">
            <text:p>00:30:10</text:p>
          </table:table-cell>
          <table:table-cell office:value-type="string" calcext:value-type="string">
            <text:p>BASSO,JEAN-LUC</text:p>
          </table:table-cell>
          <table:table-cell office:value-type="time" office:time-value="PT00H56M22S" calcext:value-type="time">
            <text:p>00:56:22</text:p>
          </table:table-cell>
          <table:table-cell office:value-type="string" calcext:value-type="string">
            <text:p>PLACZEK,SYLVIE</text:p>
          </table:table-cell>
          <table:table-cell office:value-type="time" office:time-value="PT00H32M29S" calcext:value-type="time">
            <text:p>00:32:29</text:p>
          </table:table-cell>
          <table:table-cell office:value-type="string" calcext:value-type="string">
            <text:p>PERON,JEAN-GUILLAUME</text:p>
          </table:table-cell>
          <table:table-cell office:value-type="time" office:time-value="PT00H47M11S" calcext:value-type="time">
            <text:p>00:47:11</text:p>
          </table:table-cell>
          <table:table-cell office:value-type="string" calcext:value-type="string">
            <text:p>BASSO,MATHIS</text:p>
          </table:table-cell>
          <table:table-cell office:value-type="time" office:time-value="PT00H25M03S" calcext:value-type="time">
            <text:p>00:25:03</text:p>
          </table:table-cell>
          <table:table-cell office:value-type="string" calcext:value-type="string">
            <text:p>BENELLI,DANE</text:p>
          </table:table-cell>
          <table:table-cell office:value-type="time" office:time-value="PT00H36M02S" calcext:value-type="time">
            <text:p>00:36:02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time" office:time-value="PT03H47M44S" calcext:value-type="time">
            <text:p>03:47: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URIR A MEYREUIL 3</text:p>
          </table:table-cell>
          <table:table-cell office:value-type="string" calcext:value-type="string">
            <text:p>M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SOT,ALI</text:p>
          </table:table-cell>
          <table:table-cell office:value-type="time" office:time-value="PT00H23M42S" calcext:value-type="time">
            <text:p>00:23:42</text:p>
          </table:table-cell>
          <table:table-cell office:value-type="string" calcext:value-type="string">
            <text:p>ASTRUC,JEAN-LUC</text:p>
          </table:table-cell>
          <table:table-cell office:value-type="time" office:time-value="PT01H02M13S" calcext:value-type="time">
            <text:p>01:02:13</text:p>
          </table:table-cell>
          <table:table-cell office:value-type="string" calcext:value-type="string">
            <text:p>ALFEREZ,JEAN-PIERRE</text:p>
          </table:table-cell>
          <table:table-cell office:value-type="time" office:time-value="PT00H25M49S" calcext:value-type="time">
            <text:p>00:25:49</text:p>
          </table:table-cell>
          <table:table-cell office:value-type="string" calcext:value-type="string">
            <text:p>RICHARD,DANIEL</text:p>
          </table:table-cell>
          <table:table-cell office:value-type="time" office:time-value="PT00H46M29S" calcext:value-type="time">
            <text:p>00:46:29</text:p>
          </table:table-cell>
          <table:table-cell office:value-type="string" calcext:value-type="string">
            <text:p>BENVENUTI,CLAUDE</text:p>
          </table:table-cell>
          <table:table-cell office:value-type="time" office:time-value="PT00H30M49S" calcext:value-type="time">
            <text:p>00:30:49</text:p>
          </table:table-cell>
          <table:table-cell office:value-type="string" calcext:value-type="string">
            <text:p>GARCIA,ROBUSTIANO</text:p>
          </table:table-cell>
          <table:table-cell office:value-type="time" office:time-value="PT00H38M42S" calcext:value-type="time">
            <text:p>00:38:42</text:p>
          </table:table-cell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5" office:value-type="time" office:time-value="PT03H47M46S" calcext:value-type="time">
            <text:p>03:47:46</text:p>
          </table:table-cell>
          <table:table-cell table:style-name="ce3" office:value-type="float" office:value="80" calcext:value-type="float">
            <text:p>80</text:p>
          </table:table-cell>
          <table:table-cell table:style-name="ce7" office:value-type="string" calcext:value-type="string">
            <text:p>COURIR A MEYREUIL 1</text:p>
          </table:table-cell>
          <table:table-cell table:style-name="ce9" office:value-type="string" calcext:value-type="string">
            <text:p>FEM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CARUSO,SYLVIE</text:p>
          </table:table-cell>
          <table:table-cell table:style-name="ce5" office:value-type="time" office:time-value="PT00H27M50S" calcext:value-type="time">
            <text:p>00:27:50</text:p>
          </table:table-cell>
          <table:table-cell table:style-name="ce7" office:value-type="string" calcext:value-type="string">
            <text:p>BILLON,ALICE</text:p>
          </table:table-cell>
          <table:table-cell table:style-name="ce5" office:value-type="time" office:time-value="PT00H51M04S" calcext:value-type="time">
            <text:p>00:51:04</text:p>
          </table:table-cell>
          <table:table-cell table:style-name="ce7" office:value-type="string" calcext:value-type="string">
            <text:p>ASTRUC,CHRISTINE</text:p>
          </table:table-cell>
          <table:table-cell table:style-name="ce5" office:value-type="time" office:time-value="PT00H31M54S" calcext:value-type="time">
            <text:p>00:31:54</text:p>
          </table:table-cell>
          <table:table-cell table:style-name="ce7" office:value-type="string" calcext:value-type="string">
            <text:p>PONSOT,SYLVIE</text:p>
          </table:table-cell>
          <table:table-cell table:style-name="ce5" office:value-type="time" office:time-value="PT00H51M48S" calcext:value-type="time">
            <text:p>00:51:48</text:p>
          </table:table-cell>
          <table:table-cell table:style-name="ce7" office:value-type="string" calcext:value-type="string">
            <text:p>LANGLOIS,MELLIE</text:p>
          </table:table-cell>
          <table:table-cell table:style-name="ce5" office:value-type="time" office:time-value="PT00H27M15S" calcext:value-type="time">
            <text:p>00:27:15</text:p>
          </table:table-cell>
          <table:table-cell table:style-name="ce7" office:value-type="string" calcext:value-type="string">
            <text:p>DARI,LYDIA</text:p>
          </table:table-cell>
          <table:table-cell table:style-name="ce5" office:value-type="time" office:time-value="PT00H37M55S" calcext:value-type="time">
            <text:p>00:37:55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time" office:time-value="PT03H48M21S" calcext:value-type="time">
            <text:p>03:48: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VAG 3</text:p>
          </table:table-cell>
          <table:table-cell office:value-type="string" calcext:value-type="string">
            <text:p>MI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EY,AURELIE</text:p>
          </table:table-cell>
          <table:table-cell office:value-type="time" office:time-value="PT00H34M20S" calcext:value-type="time">
            <text:p>00:34:20</text:p>
          </table:table-cell>
          <table:table-cell office:value-type="string" calcext:value-type="string">
            <text:p>GIREME,CYRIL</text:p>
          </table:table-cell>
          <table:table-cell office:value-type="time" office:time-value="PT00H46M42S" calcext:value-type="time">
            <text:p>00:46:42</text:p>
          </table:table-cell>
          <table:table-cell office:value-type="string" calcext:value-type="string">
            <text:p>LAINE,AUDREY</text:p>
          </table:table-cell>
          <table:table-cell office:value-type="time" office:time-value="PT00H32M30S" calcext:value-type="time">
            <text:p>00:32:30</text:p>
          </table:table-cell>
          <table:table-cell office:value-type="string" calcext:value-type="string">
            <text:p>MIESM,ELISABETH</text:p>
          </table:table-cell>
          <table:table-cell office:value-type="time" office:time-value="PT00H54M04S" calcext:value-type="time">
            <text:p>00:54:04</text:p>
          </table:table-cell>
          <table:table-cell office:value-type="string" calcext:value-type="string">
            <text:p>CECCALDI,ANTHONY</text:p>
          </table:table-cell>
          <table:table-cell office:value-type="time" office:time-value="PT00H19M18S" calcext:value-type="time">
            <text:p>00:19:18</text:p>
          </table:table-cell>
          <table:table-cell office:value-type="string" calcext:value-type="string">
            <text:p>MAIRE,KATELL</text:p>
          </table:table-cell>
          <table:table-cell office:value-type="time" office:time-value="PT00H41M27S" calcext:value-type="time">
            <text:p>00:41:2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3H48M45S" calcext:value-type="time">
            <text:p>03:48: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SAM 4</text:p>
          </table:table-cell>
          <table:table-cell office:value-type="string" calcext:value-type="string">
            <text:p>H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OVANNELLI,DOMINIQUE</text:p>
          </table:table-cell>
          <table:table-cell office:value-type="time" office:time-value="PT00H24M36S" calcext:value-type="time">
            <text:p>00:24:36</text:p>
          </table:table-cell>
          <table:table-cell office:value-type="string" calcext:value-type="string">
            <text:p>VALLAT,THIERRY</text:p>
          </table:table-cell>
          <table:table-cell office:value-type="time" office:time-value="PT00H47M11S" calcext:value-type="time">
            <text:p>00:47:11</text:p>
          </table:table-cell>
          <table:table-cell office:value-type="string" calcext:value-type="string">
            <text:p>LEFEVRE,MARIE-HELENE</text:p>
          </table:table-cell>
          <table:table-cell office:value-type="time" office:time-value="PT00H29M14S" calcext:value-type="time">
            <text:p>00:29:14</text:p>
          </table:table-cell>
          <table:table-cell office:value-type="string" calcext:value-type="string">
            <text:p>COUPEAU,DENIS</text:p>
          </table:table-cell>
          <table:table-cell office:value-type="time" office:time-value="PT00H53M43S" calcext:value-type="time">
            <text:p>00:53:43</text:p>
          </table:table-cell>
          <table:table-cell office:value-type="string" calcext:value-type="string">
            <text:p>MANGIAPANE,SERGE</text:p>
          </table:table-cell>
          <table:table-cell office:value-type="time" office:time-value="PT00H35M43S" calcext:value-type="time">
            <text:p>00:35:43</text:p>
          </table:table-cell>
          <table:table-cell office:value-type="string" calcext:value-type="string">
            <text:p>VUILLEMIN,CLEMENT</text:p>
          </table:table-cell>
          <table:table-cell office:value-type="time" office:time-value="PT00H38M18S" calcext:value-type="time">
            <text:p>00:38:18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time" office:time-value="PT03H49M13S" calcext:value-type="time">
            <text:p>03:49: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VAG 4</text:p>
          </table:table-cell>
          <table:table-cell office:value-type="string" calcext:value-type="string">
            <text:p>MI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ISSON,LOREN</text:p>
          </table:table-cell>
          <table:table-cell office:value-type="time" office:time-value="PT00H29M04S" calcext:value-type="time">
            <text:p>00:29:04</text:p>
          </table:table-cell>
          <table:table-cell office:value-type="string" calcext:value-type="string">
            <text:p>ENEU,CEDRIC</text:p>
          </table:table-cell>
          <table:table-cell office:value-type="time" office:time-value="PT00H44M45S" calcext:value-type="time">
            <text:p>00:44:45</text:p>
          </table:table-cell>
          <table:table-cell office:value-type="string" calcext:value-type="string">
            <text:p>PETIT,NATHALIE</text:p>
          </table:table-cell>
          <table:table-cell office:value-type="time" office:time-value="PT00H28M59S" calcext:value-type="time">
            <text:p>00:28:59</text:p>
          </table:table-cell>
          <table:table-cell office:value-type="string" calcext:value-type="string">
            <text:p>MUGNIER,PHILIPPE</text:p>
          </table:table-cell>
          <table:table-cell office:value-type="time" office:time-value="PT00H59M49S" calcext:value-type="time">
            <text:p>00:59:49</text:p>
          </table:table-cell>
          <table:table-cell office:value-type="string" calcext:value-type="string">
            <text:p>MAIRE,NOEMIE</text:p>
          </table:table-cell>
          <table:table-cell office:value-type="time" office:time-value="PT00H29M48S" calcext:value-type="time">
            <text:p>00:29:48</text:p>
          </table:table-cell>
          <table:table-cell office:value-type="string" calcext:value-type="string">
            <text:p>LAINE,CHRISTIAN</text:p>
          </table:table-cell>
          <table:table-cell office:value-type="time" office:time-value="PT00H36M48S" calcext:value-type="time">
            <text:p>00:36:48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time" office:time-value="PT04H11M50S" calcext:value-type="time">
            <text:p>04:11: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XTER TEAM</text:p>
          </table:table-cell>
          <table:table-cell office:value-type="string" calcext:value-type="string">
            <text:p>MI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MES,JUSTINE</text:p>
          </table:table-cell>
          <table:table-cell office:value-type="time" office:time-value="PT00H30M40S" calcext:value-type="time">
            <text:p>00:30:40</text:p>
          </table:table-cell>
          <table:table-cell office:value-type="string" calcext:value-type="string">
            <text:p>BLANCHARD,PASCAL</text:p>
          </table:table-cell>
          <table:table-cell office:value-type="time" office:time-value="PT00H49M25S" calcext:value-type="time">
            <text:p>00:49:25</text:p>
          </table:table-cell>
          <table:table-cell office:value-type="string" calcext:value-type="string">
            <text:p>FINEZ,BEATRICE</text:p>
          </table:table-cell>
          <table:table-cell office:value-type="time" office:time-value="PT00H29M51S" calcext:value-type="time">
            <text:p>00:29:51</text:p>
          </table:table-cell>
          <table:table-cell office:value-type="string" calcext:value-type="string">
            <text:p>MUNTER,FRANCK</text:p>
          </table:table-cell>
          <table:table-cell office:value-type="time" office:time-value="PT01H01M12S" calcext:value-type="time">
            <text:p>01:01:12</text:p>
          </table:table-cell>
          <table:table-cell office:value-type="string" calcext:value-type="string">
            <text:p>ABBES,MELISSA</text:p>
          </table:table-cell>
          <table:table-cell office:value-type="time" office:time-value="PT00H41M12S" calcext:value-type="time">
            <text:p>00:41:12</text:p>
          </table:table-cell>
          <table:table-cell office:value-type="string" calcext:value-type="string">
            <text:p>LAJOLO,CHRISTOPHE</text:p>
          </table:table-cell>
          <table:table-cell office:value-type="time" office:time-value="PT00H39M30S" calcext:value-type="time">
            <text:p>00:39:3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BAND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JF ADAPEI</text:p>
          </table:table-cell>
          <table:table-cell office:value-type="string" calcext:value-type="string">
            <text:p>EN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MANN,JOHANN</text:p>
          </table:table-cell>
          <table:table-cell office:value-type="time" office:time-value="PT00H30M11S" calcext:value-type="time">
            <text:p>00:30:11</text:p>
          </table:table-cell>
          <table:table-cell office:value-type="string" calcext:value-type="string">
            <text:p>MOHAMED,YOUSSIF</text:p>
          </table:table-cell>
          <table:table-cell office:value-type="time" office:time-value="PT00H48M24S" calcext:value-type="time">
            <text:p>00:48:24</text:p>
          </table:table-cell>
          <table:table-cell office:value-type="string" calcext:value-type="string">
            <text:p>PICHON,GUILLAUME</text:p>
          </table:table-cell>
          <table:table-cell office:value-type="time" office:time-value="PT00H02M56S" calcext:value-type="time">
            <text:p>00:02:56</text:p>
          </table:table-cell>
          <table:table-cell office:value-type="string" calcext:value-type="string">
            <text:p>SAINT-MARTIN,ANZO</text:p>
          </table:table-cell>
          <table:table-cell office:value-type="time" office:time-value="PT00H43M14S" calcext:value-type="time">
            <text:p>00:43:14</text:p>
          </table:table-cell>
          <table:table-cell office:value-type="string" calcext:value-type="string">
            <text:p>DUNON,CHRISTOPHE</text:p>
          </table:table-cell>
          <table:table-cell office:value-type="time" office:time-value="PT00H27M32S" calcext:value-type="time">
            <text:p>00:27:32</text:p>
          </table:table-cell>
          <table:table-cell office:value-type="string" calcext:value-type="string">
            <text:p>NIETE,NICOLAS</text:p>
          </table:table-cell>
          <table:table-cell table:style-name="ce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9:27:12.093643030</meta:creation-date>
    <dc:date>2018-03-04T20:40:01.699474127</dc:date>
    <meta:editing-duration>PT1M19S</meta:editing-duration>
    <meta:editing-cycles>2</meta:editing-cycles>
    <meta:generator>LibreOffice/4.3.3.2$Linux_X86_64 LibreOffice_project/430m0$Build-2</meta:generator>
    <meta:document-statistic meta:table-count="1" meta:cell-count="1523" meta:object-count="0"/>
  </office:meta>
</office:document-meta>
</file>